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77E9643602.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ff0000" draw:textarea-horizontal-align="center" draw:textarea-vertical-align="middle" draw:auto-grow-height="false" draw:auto-grow-width="true"/>
      <style:paragraph-properties style:writing-mode="tb-rl"/>
    </style:style>
    <style:style style:name="gr2" style:family="graphic" style:parent-style-name="standard">
      <style:graphic-properties svg:stroke-color="#000000" draw:fill="gradient" draw:fill-color="#000000" draw:fill-gradient-name="Rectangular_20_red_2f_white" draw:textarea-horizontal-align="justify" draw:textarea-vertical-align="middle" draw:auto-grow-height="false"/>
    </style:style>
    <style:style style:name="gr3" style:family="graphic" style:parent-style-name="standard">
      <style:graphic-properties draw:fill="solid" draw:fill-color="#0000ff" draw:textarea-horizontal-align="center" draw:textarea-vertical-align="middle"/>
    </style:style>
    <style:style style:name="gr4"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textarea-vertical-align="justify" draw:auto-grow-height="false" draw:auto-grow-width="true" fo:min-width="1.281cm"/>
    </style:style>
    <style:style style:name="gr6"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 style:family="graphic" style:parent-style-name="standard">
      <style:graphic-properties svg:stroke-color="#000000" draw:fill="gradient" draw:fill-color="#000000" draw:fill-gradient-name="Gradient_20_9" draw:textarea-horizontal-align="justify" draw:textarea-vertical-align="middle" draw:auto-grow-height="false"/>
    </style:style>
    <style:style style:name="gr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stroke="dash" draw:stroke-dash="Fine_20_Dashed" svg:stroke-width="0.102cm"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fo:min-height="1.027cm"/>
    </style:style>
    <style:style style:name="gr16"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102cm" draw:marker-start-width="0.352cm" draw:marker-end-width="0.352cm" draw:fill="none" draw:fill-color="#000000" draw:textarea-horizontal-align="justify" draw:textarea-vertical-align="middle" draw:auto-grow-height="false" fo:padding-top="0.175cm" fo:padding-bottom="0.175cm" fo:padding-left="0.3cm" fo:padding-right="0.3cm"/>
    </style:style>
    <style:style style:name="gr18"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graphic-properties draw:stroke="none" svg:stroke-color="#000000" draw:fill="none" draw:fill-color="#ffffff" fo:min-height="1.824cm"/>
    </style:style>
    <style:style style:name="gr21" style:family="graphic" style:parent-style-name="standard">
      <style:graphic-properties svg:stroke-width="0.051cm" svg:stroke-color="#ff0000" draw:marker-start-width="0.276cm" draw:marker-end="Arrow" draw:marker-end-width="0.376cm" draw:fill="none" draw:fill-color="#000000" draw:textarea-horizontal-align="center" draw:textarea-vertical-align="middle" fo:padding-top="0.15cm" fo:padding-bottom="0.15cm" fo:padding-left="0.275cm" fo:padding-right="0.275cm"/>
    </style:style>
    <style:style style:name="gr22" style:family="graphic" style:parent-style-name="standard">
      <style:graphic-properties draw:stroke="solid"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draw:shadow-offset-x="0.305cm" draw:shadow-offset-y="0.305cm"/>
    </style:style>
    <style:style style:name="gr23" style:family="graphic" style:parent-style-name="standard">
      <style:graphic-properties svg:stroke-color="#000000" draw:fill="gradient" draw:fill-color="#b3b3b3" draw:fill-gradient-name="Gradient_20_8" draw:textarea-horizontal-align="center" draw:textarea-vertical-align="middle" draw:shadow="hidden"/>
    </style:style>
    <style:style style:name="gr2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graphic-properties svg:stroke-width="0.051cm" svg:stroke-color="#ff0000"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svg:stroke-color="#000000" draw:fill="solid" draw:fill-color="#ff0000" draw:fill-gradient-name="Rectangular_20_red_2f_white" draw:textarea-horizontal-align="justify" draw:textarea-vertical-align="middle" draw:auto-grow-height="false"/>
    </style:style>
    <style:style style:name="gr35" style:family="graphic" style:parent-style-name="standard">
      <style:graphic-properties svg:stroke-color="#000000" draw:fill="solid" draw:fill-color="#0000ff" draw:fill-gradient-name="Gradient_20_9" draw:textarea-horizontal-align="justify" draw:textarea-vertical-align="middle" draw:auto-grow-height="false"/>
    </style:style>
    <style:style style:name="gr3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stroke="none" svg:stroke-color="#000000" draw:fill="none" draw:fill-color="#ffffff" fo:min-height="0.628cm"/>
    </style:style>
    <style:style style:name="gr45" style:family="graphic" style:parent-style-name="standard">
      <style:graphic-properties draw:fill="solid" draw:fill-color="#ffffff" draw:textarea-vertical-align="middle" draw:auto-grow-height="false" fo:min-height="0.749cm" fo:min-width="0.499cm"/>
    </style:style>
    <style:style style:name="gr46"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graphic-properties svg:stroke-width="0.102cm" draw:marker-start-width="0.352cm" draw:marker-end-width="0.352cm" draw:fill="solid" draw:fill-color="#000000" draw:textarea-horizontal-align="justify" draw:textarea-vertical-align="middle" draw:auto-grow-height="false" fo:padding-top="0.175cm" fo:padding-bottom="0.175cm" fo:padding-left="0.3cm" fo:padding-right="0.3cm"/>
    </style:style>
    <style:style style:name="gr5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graphic-properties draw:fill="solid" draw:fill-color="#0000ff" draw:textarea-horizontal-align="justify" draw:textarea-vertical-align="middle" draw:auto-grow-height="false"/>
    </style:style>
    <style:style style:name="gr65" style:family="graphic" style:parent-style-name="standard">
      <style:graphic-properties draw:stroke="dash"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66"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draw:stroke="none" svg:stroke-color="#000000" draw:fill="none" draw:fill-color="#ffffff" draw:textarea-horizontal-align="left" draw:auto-grow-height="true" draw:auto-grow-width="false" fo:min-height="2.16cm" fo:min-width="2.757cm"/>
    </style:style>
    <style:style style:name="gr69" style:family="graphic" style:parent-style-name="standard">
      <style:graphic-properties draw:stroke="none" svg:stroke-color="#000000" draw:fill="none" draw:fill-color="#ffffff" fo:min-height="0.865cm"/>
    </style:style>
    <style:style style:name="gr7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graphic-properties draw:fill="solid" draw:fill-color="#0000ff" draw:textarea-horizontal-align="center" draw:textarea-vertical-align="middle" draw:auto-grow-height="false" draw:auto-grow-width="true"/>
      <style:paragraph-properties style:writing-mode="tb-rl"/>
    </style:style>
    <style:style style:name="gr7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graphic-properties draw:stroke="none" svg:stroke-color="#000000" draw:fill="none" draw:fill-color="#ffffff" draw:textarea-horizontal-align="left" draw:auto-grow-height="true" draw:auto-grow-width="true" fo:min-height="0.6cm" fo:min-width="3.909cm"/>
    </style:style>
    <style:style style:name="gr9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graphic-properties draw:stroke="dash" draw:stroke-dash="Fine_20_Dashed_20__28_var_29_"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97" style:family="graphic" style:parent-style-name="standard">
      <style:graphic-properties draw:stroke="dash" draw:stroke-dash="Ultra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98"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99" style:family="graphic" style:parent-style-name="standard">
      <style:graphic-properties draw:stroke="dash" draw:stroke-dash="Fine_20_Dashed_20__28_var_29_"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0" style:family="graphic" style:parent-style-name="standard">
      <style:graphic-properties draw:stroke="dash" draw:stroke-dash="Ultra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1"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5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56" style:family="graphic" style:parent-style-name="standard">
      <style:graphic-properties draw:textarea-horizontal-align="center" draw:textarea-vertical-align="middle"/>
    </style:style>
    <style:style style:name="gr157" style:family="graphic" style:parent-style-name="standard">
      <style:graphic-properties draw:fill="solid" draw:fill-color="#000000" draw:textarea-vertical-align="middle" draw:auto-grow-height="false" fo:min-height="0.749cm" fo:min-width="0.499cm"/>
    </style:style>
    <style:style style:name="gr15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style>
    <style:style style:name="gr167" style:family="graphic" style:parent-style-name="standard">
      <style:graphic-properties draw:stroke="none" svg:stroke-color="#000000" draw:fill="none" draw:fill-color="#ffffff" draw:textarea-horizontal-align="right" draw:textarea-vertical-align="justify" draw:auto-grow-height="false" draw:auto-grow-width="true" fo:min-width="0.065cm"/>
    </style:style>
    <style:style style:name="gr168"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text-align="center" fo:text-indent="0cm"/>
      <style:text-properties fo:color="#ffffff" fo:font-size="18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SimSun" style:font-family-generic-asian="system" style:font-pitch-asian="variable" style:font-size-asian="18pt" style:language-asian="zh" style:country-asian="CN"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align="center" fo:text-indent="0cm"/>
      <style:text-properties fo:color="#ffffff"/>
    </style:style>
    <style:style style:name="P8" style:family="paragraph">
      <style:paragraph-properties fo:margin-left="0cm" fo:margin-right="0cm" fo:text-align="center" fo:text-indent="0cm"/>
      <style:text-properties fo:font-size="15pt"/>
    </style:style>
    <style:style style:name="P9" style:family="paragraph">
      <style:paragraph-properties fo:text-align="center"/>
      <style:text-properties fo:color="#ffffff"/>
    </style:style>
    <style:style style:name="P10" style:family="paragraph">
      <style:paragraph-properties fo:margin-left="0cm" fo:margin-right="0cm" fo:text-indent="0cm"/>
      <style:text-properties fo:font-size="18pt"/>
    </style:style>
    <style:style style:name="P11" style:family="paragraph">
      <style:paragraph-properties fo:text-align="center"/>
      <style:text-properties fo:font-size="20pt" style:font-size-asian="20pt" style:font-size-complex="20pt"/>
    </style:style>
    <style:style style:name="P12" style:family="paragraph">
      <style:paragraph-properties fo:margin-left="0cm" fo:margin-right="0cm" fo:text-align="center" fo:text-indent="0cm"/>
      <style:text-properties fo:font-size="16pt" style:font-size-asian="16pt" style:font-size-complex="16pt"/>
    </style:style>
    <style:style style:name="P13" style:family="paragraph">
      <style:paragraph-properties fo:margin-left="0cm" fo:margin-right="0cm" fo:text-align="center" fo:text-indent="0cm"/>
      <style:text-properties fo:font-size="20pt" style:font-size-asian="20pt" style:font-size-complex="20pt"/>
    </style:style>
    <style:style style:name="T1" style:family="text">
      <style:text-properties fo:color="#ffffff" fo:font-size="18pt"/>
    </style:style>
    <style:style style:name="T2" style:family="text">
      <style:text-properties fo:font-size="18pt"/>
    </style:style>
    <style:style style:name="T3" style:family="text">
      <style:text-properties fo:color="#ffffff"/>
    </style:style>
    <style:style style:name="T4" style:family="text">
      <style:text-properties fo:font-size="15pt"/>
    </style:style>
    <style:style style:name="T5" style:family="text">
      <style:text-properties fo:font-size="20pt" style:font-size-asian="20pt" style:font-size-complex="20pt"/>
    </style:style>
    <style:style style:name="T6" style:family="text">
      <style:text-properties style:text-position="sub 58%" fo:font-size="20pt" style:font-size-asian="20pt" style:font-size-complex="20pt"/>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4" draw:layer="layout" svg:width="1.381cm" svg:height="5.023cm" draw:transform="rotate (1.5707963267946) translate (14.441cm 7.123cm)">
          <text:p text:style-name="P1"><text:span text:style-name="T1">Condenser</text:span></text:p>
        </draw:rect>
        <draw:custom-shape draw:style-name="gr2" draw:text-style-name="P2" draw:layer="layout" svg:width="1.748cm" svg:height="2.705cm" draw:transform="rotate (-1.57079632679579) translate (18.243cm 7.39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id="id2" draw:layer="layout" svg:width="4.508cm" svg:height="1.558cm" svg:x="3.377cm" svg:y="11.053cm">
          <text:p text:style-name="P3"><text:span text:style-name="T1">Evaporator</text:span></text:p>
        </draw:rect>
        <draw:connector draw:style-name="gr4" draw:text-style-name="P2" draw:layer="layout" svg:x1="2.393cm" svg:y1="9.506cm" svg:x2="3.377cm" svg:y2="11.832cm" draw:start-shape="id1" draw:start-glue-point="2" draw:end-shape="id2" draw:end-glue-point="3" svg:d="m2393 9506v2326h984">
          <text:p/>
        </draw:connector>
        <draw:connector draw:style-name="gr4" draw:text-style-name="P2" draw:layer="layout" svg:x1="7.885cm" svg:y1="11.832cm" svg:x2="24.922cm" svg:y2="10.539cm" draw:start-shape="id2" draw:start-glue-point="1" draw:end-shape="id3" draw:end-glue-point="2" svg:d="m7885 11832h17037v-1293">
          <text:p/>
        </draw:connector>
        <draw:frame draw:style-name="gr5" draw:text-style-name="P4" draw:layer="layout" svg:width="1.781cm" svg:height="0.093cm" svg:x="4.163cm" svg:y="6.19cm">
          <draw:text-box>
            <text:p/>
          </draw:text-box>
        </draw:frame>
        <draw:connector draw:style-name="gr6" draw:text-style-name="P2" draw:layer="layout" svg:x1="24.922cm" svg:y1="8.149cm" svg:x2="19.464cm" svg:y2="6.433cm" draw:start-shape="id3" draw:start-glue-point="0" draw:end-shape="id4" draw:end-glue-point="2" svg:d="m24922 8149v-1716h-5458">
          <text:p/>
        </draw:connector>
        <draw:connector draw:style-name="gr6" draw:text-style-name="P2" draw:layer="layout" svg:x1="14.441cm" svg:y1="6.433cm" svg:x2="2.393cm" svg:y2="8.236cm" draw:start-shape="id4" draw:start-glue-point="0" draw:end-shape="id1" draw:end-glue-point="0" svg:d="m14441 6433h-12048v1803">
          <text:p/>
        </draw:connector>
        <draw:custom-shape draw:style-name="gr7" draw:text-style-name="P2" draw:layer="layout" svg:width="1.316cm" svg:height="2.705cm" draw:transform="rotate (-1.57079632679579) translate (7.019cm 9.45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3">
          <draw:g>
            <draw:circle draw:style-name="gr8" draw:text-style-name="P5" draw:layer="layout" svg:width="2.39cm" svg:height="2.39cm" draw:transform="rotate (3.1415926535892) translate (26.117cm 10.539cm)">
              <text:p/>
            </draw:circle>
            <draw:line draw:style-name="gr9" draw:text-style-name="P5" draw:layer="layout" svg:x1="24.068cm" svg:y1="10.196cm" svg:x2="25.993cm" svg:y2="9.877cm">
              <text:p/>
            </draw:line>
            <draw:line draw:style-name="gr10" draw:text-style-name="P5" draw:layer="layout" svg:x1="26.045cm" svg:y1="8.929cm" svg:x2="23.998cm" svg:y2="8.588cm">
              <text:p/>
            </draw:line>
          </draw:g>
          <draw:frame draw:style-name="gr11" draw:layer="layout" svg:width="2.191cm" svg:height="0.963cm" svg:x="23.846cm" svg:y="8.91cm">
            <draw:text-box>
              <text:p text:style-name="P4">Comp</text:p>
            </draw:text-box>
          </draw:frame>
        </draw:g>
        <draw:g draw:id="id1">
          <draw:custom-shape draw:style-name="gr12" draw:text-style-name="P5" draw:layer="layout" svg:width="0.641cm" svg:height="0.641cm" svg:x="2.073cm" svg:y="8.8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5" draw:layer="layout" svg:width="-0.641cm" svg:height="-0.641cm" svg:x="2.714cm" svg:y="8.87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2" draw:layer="layout" svg:width="18.087cm" svg:height="11.4cm" svg:x="8.406cm" svg:y="3.167cm">
          <text:p/>
        </draw:rect>
        <draw:frame draw:style-name="gr15" draw:text-style-name="P6" draw:layer="layout" svg:width="18.009cm" svg:height="1.277cm" svg:x="8.444cm" svg:y="14.716cm">
          <draw:text-box>
            <text:p text:style-name="P3"><text:span text:style-name="T2">Condensing Unit</text:span></text:p>
          </draw:text-box>
        </draw:frame>
        <draw:rect draw:style-name="gr16" draw:text-style-name="P2" draw:layer="layout" svg:width="6.437cm" svg:height="8.648cm" svg:x="1.732cm" svg:y="5.828cm">
          <text:p/>
        </draw:rect>
        <draw:frame draw:style-name="gr15" draw:text-style-name="P6" draw:layer="layout" svg:width="6.319cm" svg:height="1.277cm" svg:x="1.811cm" svg:y="14.835cm">
          <draw:text-box>
            <text:p text:style-name="P3"><text:span text:style-name="T2">Cooling Load</text:span></text:p>
          </draw:text-box>
        </draw:frame>
        <draw:frame draw:style-name="gr11" draw:layer="layout" svg:width="0.853cm" svg:height="0.963cm" svg:x="25.268cm" svg:y="11.594cm">
          <draw:text-box>
            <text:p text:style-name="P4">1</text:p>
          </draw:text-box>
        </draw:frame>
        <draw:frame draw:style-name="gr11" draw:layer="layout" svg:width="0.853cm" svg:height="0.963cm" svg:x="25.189cm" svg:y="6.302cm">
          <draw:text-box>
            <text:p text:style-name="P4">2</text:p>
          </draw:text-box>
        </draw:frame>
        <draw:frame draw:style-name="gr11" draw:layer="layout" svg:width="0.853cm" svg:height="0.963cm" svg:x="2.469cm" svg:y="6.581cm">
          <draw:text-box>
            <text:p text:style-name="P4">3</text:p>
          </draw:text-box>
        </draw:frame>
        <draw:frame draw:style-name="gr11" draw:layer="layout" svg:width="0.853cm" svg:height="0.963cm" svg:x="1.848cm" svg:y="11.886cm">
          <draw:text-box>
            <text:p text:style-name="P4">4</text:p>
          </draw:text-box>
        </draw:frame>
      </draw:page>
      <draw:page draw:name="page2" draw:style-name="dp1" draw:master-page-name="Default">
        <office:forms form:automatic-focus="false" form:apply-design-mode="false"/>
        <draw:rect draw:style-name="gr1" draw:text-style-name="P7" draw:id="id13" draw:layer="layout" svg:width="1.381cm" svg:height="5.023cm" draw:transform="rotate (1.5707963267946) translate (14.481cm 5.699cm)">
          <text:p text:style-name="P7"><text:span text:style-name="T3">Condenser</text:span></text:p>
        </draw:rect>
        <draw:custom-shape draw:style-name="gr17" draw:text-style-name="P2" draw:id="id8" draw:layer="layout" svg:width="0.857cm" svg:height="0.798cm" svg:x="24.516cm" svg:y="10.0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5">
          <draw:glue-point draw:id="4" svg:x="-4.945cm" svg:y="-3.918cm"/>
          <draw:glue-point draw:id="5" svg:x="4.94cm" svg:y="-3.299cm"/>
          <draw:g>
            <draw:custom-shape draw:style-name="gr18" draw:text-style-name="P5"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9" draw:text-style-name="P5"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21.226cm" svg:y="3.49cm">
              <draw:text-box>
                <text:p text:style-name="P3"><text:span text:style-name="T4">Liquid</text:span></text:p>
                <text:p text:style-name="P3"><text:span text:style-name="T4">Sep</text:span></text:p>
              </draw:text-box>
            </draw:frame>
          </draw:g>
        </draw:g>
        <draw:connector draw:style-name="gr21" draw:text-style-name="P2" draw:layer="layout" svg:x1="22.632cm" svg:y1="7.712cm" svg:x2="19.515cm" svg:y2="6.589cm" draw:start-shape="id5" draw:start-glue-point="2" draw:end-shape="id6" draw:end-glue-point="2" svg:d="m22632 7712v603h-2301v-1726h-816">
          <text:p/>
        </draw:connector>
        <draw:connector draw:style-name="gr21" draw:text-style-name="P2" draw:layer="layout" svg:x1="18.011cm" svg:y1="10.481cm" svg:x2="24.516cm" svg:y2="10.48cm" draw:start-shape="id7" draw:start-glue-point="1" draw:end-shape="id8" draw:end-glue-point="6" svg:d="m18011 10481h3227v-1h3278">
          <text:p/>
        </draw:connector>
        <draw:custom-shape draw:style-name="gr2" draw:text-style-name="P2" draw:layer="layout" svg:width="1.748cm" svg:height="2.705cm" draw:transform="rotate (-1.5707963267957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4.944cm" svg:y1="10.082cm" svg:x2="24.962cm" svg:y2="9.115cm" draw:start-shape="id8" draw:start-glue-point="4" draw:end-shape="id9" draw:end-glue-point="2" svg:d="m24944 10082v-602l18 186v-551">
          <text:p/>
        </draw:connector>
        <draw:rect draw:style-name="gr3" draw:text-style-name="P7" draw:id="id11" draw:layer="layout" svg:width="4.508cm" svg:height="1.558cm" svg:x="3.417cm" svg:y="9.629cm">
          <text:p text:style-name="P3"><text:span text:style-name="T3">Evaporator</text:span></text:p>
        </draw:rect>
        <draw:connector draw:style-name="gr4" draw:text-style-name="P2" draw:layer="layout" svg:x1="2.433cm" svg:y1="8.782cm" svg:x2="3.417cm" svg:y2="10.408cm" draw:start-shape="id10" draw:start-glue-point="2" draw:end-shape="id11" draw:end-glue-point="3" svg:d="m2433 8782v1626h984">
          <text:p/>
        </draw:connector>
        <draw:connector draw:style-name="gr4" draw:text-style-name="P2" draw:layer="layout" svg:x1="7.925cm" svg:y1="10.408cm" svg:x2="9.748cm" svg:y2="8.63cm" draw:start-shape="id11" draw:start-glue-point="1" draw:end-shape="id12" draw:end-glue-point="6" svg:d="m7925 10408h911v-1778h912">
          <text:p/>
        </draw:connector>
        <draw:connector draw:style-name="gr6" draw:text-style-name="P2" draw:layer="layout" svg:x1="22.632cm" svg:y1="2.977cm" svg:x2="19.504cm" svg:y2="5.009cm" draw:start-shape="id5" draw:start-glue-point="0" draw:end-shape="id13" draw:end-glue-point="2" svg:d="m22632 2977v-552h-2306v2584h-822">
          <text:p/>
        </draw:connector>
        <draw:frame draw:style-name="gr5" draw:text-style-name="P4" draw:layer="layout" svg:width="1.781cm" svg:height="0.093cm" svg:x="4.203cm" svg:y="4.766cm">
          <draw:text-box>
            <text:p/>
          </draw:text-box>
        </draw:frame>
        <draw:connector draw:style-name="gr22" draw:text-style-name="P2" draw:layer="layout" svg:x1="24.962cm" svg:y1="6.725cm" svg:x2="24.021cm" svg:y2="3.782cm" draw:start-shape="id9" draw:start-glue-point="0" draw:end-shape="id5" draw:end-glue-point="5" svg:d="m24962 6725v-2943h-941">
          <text:p/>
        </draw:connector>
        <draw:rect draw:style-name="gr23" draw:text-style-name="P9" draw:id="id12" draw:layer="layout" svg:width="2.861cm" svg:height="4.688cm" svg:x="9.747cm" svg:y="4.957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2" draw:layer="layout" svg:x1="9.748cm" svg:y1="6.049cm" svg:x2="2.433cm" svg:y2="7.512cm" draw:start-shape="id12" draw:start-glue-point="5" draw:end-shape="id10" draw:end-glue-point="0" svg:d="m9748 6049h-7315v1463">
          <text:p/>
        </draw:connector>
        <draw:connector draw:style-name="gr4" draw:text-style-name="P2" draw:layer="layout" draw:line-skew="-5.156cm 0.16cm" svg:x1="12.608cm" svg:y1="8.552cm" svg:x2="24.944cm" svg:y2="10.88cm" draw:start-shape="id12" draw:start-glue-point="7" draw:end-shape="id8" draw:end-glue-point="8" svg:d="m12608 8552h747v3090h11589v-762">
          <text:p/>
        </draw:connector>
        <draw:custom-shape draw:style-name="gr7" draw:text-style-name="P2" draw:layer="layout" svg:width="1.316cm" svg:height="2.705cm" draw:transform="rotate (-1.57079632679579) translate (7.059cm 8.0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9">
            <draw:circle draw:style-name="gr24" draw:text-style-name="P5" draw:layer="layout" svg:width="2.39cm" svg:height="2.39cm" draw:transform="rotate (3.1415926535892) translate (26.157cm 9.115cm)">
              <text:p/>
            </draw:circle>
            <draw:line draw:style-name="gr25" draw:text-style-name="P5" draw:layer="layout" svg:x1="24.108cm" svg:y1="8.772cm" svg:x2="26.033cm" svg:y2="8.453cm">
              <text:p/>
            </draw:line>
            <draw:line draw:style-name="gr26" draw:text-style-name="P5" draw:layer="layout" svg:x1="26.085cm" svg:y1="7.505cm" svg:x2="24.038cm" svg:y2="7.164cm">
              <text:p/>
            </draw:line>
          </draw:g>
          <draw:frame draw:style-name="gr11" draw:layer="layout" svg:width="2.191cm" svg:height="0.963cm" svg:x="23.886cm" svg:y="7.486cm">
            <draw:text-box>
              <text:p text:style-name="P4">Comp</text:p>
            </draw:text-box>
          </draw:frame>
        </draw:g>
        <draw:rect draw:style-name="gr1" draw:text-style-name="P7" draw:id="id6" draw:layer="layout" svg:width="1.372cm" svg:height="5.029cm" draw:transform="rotate (1.5707963267946) translate (14.486cm 7.275cm)">
          <text:p text:style-name="P7"><text:span text:style-name="T3">Oil Cooler</text:span></text:p>
        </draw:rect>
        <draw:connector draw:style-name="gr27" draw:text-style-name="P2" draw:layer="layout" svg:x1="14.486cm" svg:y1="6.589cm" svg:x2="16.741cm" svg:y2="10.481cm" draw:start-shape="id6" draw:start-glue-point="0" draw:end-shape="id7" draw:end-glue-point="3" svg:d="m14486 6589h-500v3892h2755">
          <text:p/>
        </draw:connector>
        <draw:connector draw:style-name="gr27" draw:text-style-name="P2" draw:layer="layout" svg:x1="14.481cm" svg:y1="5.009cm" svg:x2="12.608cm" svg:y2="6.109cm" draw:start-shape="id13" draw:start-glue-point="0" draw:end-shape="id12" draw:end-glue-point="4" svg:d="m14481 5009h-936v1100h-937">
          <text:p/>
        </draw:connector>
        <draw:g draw:id="id10">
          <draw:custom-shape draw:style-name="gr28" draw:text-style-name="P5"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5" draw:layer="layout" svg:width="-0.641cm" svg:height="-0.641cm" svg:x="2.754cm" svg:y="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7">
          <draw:custom-shape draw:style-name="gr30" draw:text-style-name="P5" draw:layer="layout" svg:width="0.641cm" svg:height="0.641cm" draw:transform="rotate (1.5707963267946) translate (17.37cm 10.8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5" draw:layer="layout" svg:width="0.641cm" svg:height="0.641cm" draw:transform="rotate (-1.57079632679579) translate (17.382cm 10.1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2" draw:layer="layout" svg:width="18.087cm" svg:height="11.4cm" svg:x="8.446cm" svg:y="1.692cm">
          <text:p/>
        </draw:rect>
        <draw:frame draw:style-name="gr15" draw:text-style-name="P3" draw:layer="layout" svg:width="18.009cm" svg:height="1.277cm" svg:x="8.484cm" svg:y="13.292cm">
          <draw:text-box>
            <text:p text:style-name="P3">Condensing Unit</text:p>
          </draw:text-box>
        </draw:frame>
        <draw:rect draw:style-name="gr16" draw:text-style-name="P2" draw:layer="layout" svg:width="6.437cm" svg:height="8.648cm" svg:x="1.772cm" svg:y="4.404cm">
          <text:p/>
        </draw:rect>
        <draw:frame draw:style-name="gr15" draw:text-style-name="P3" draw:layer="layout" svg:width="6.319cm" svg:height="1.277cm" svg:x="1.851cm" svg:y="13.411cm">
          <draw:text-box>
            <text:p text:style-name="P3">Cooling Load</text:p>
          </draw:text-box>
        </draw:frame>
        <draw:frame draw:style-name="gr11" draw:layer="layout" svg:width="0.853cm" svg:height="0.963cm" svg:x="25.427cm" svg:y="9.222cm">
          <draw:text-box>
            <text:p text:style-name="P4">1</text:p>
          </draw:text-box>
        </draw:frame>
        <draw:frame draw:style-name="gr11" draw:layer="layout" svg:width="0.853cm" svg:height="0.963cm" svg:x="25.269cm" svg:y="5.747cm">
          <draw:text-box>
            <text:p text:style-name="P4">2</text:p>
          </draw:text-box>
        </draw:frame>
        <draw:frame draw:style-name="gr11" draw:layer="layout" svg:width="0.853cm" svg:height="0.963cm" svg:x="19.266cm" svg:y="2.114cm">
          <draw:text-box>
            <text:p text:style-name="P4">3</text:p>
          </draw:text-box>
        </draw:frame>
        <draw:frame draw:style-name="gr11" draw:layer="layout" svg:width="0.853cm" svg:height="0.963cm" svg:x="13.382cm" svg:y="4.009cm">
          <draw:text-box>
            <text:p text:style-name="P4">4</text:p>
          </draw:text-box>
        </draw:frame>
        <draw:frame draw:style-name="gr11" draw:layer="layout" svg:width="0.853cm" svg:height="0.963cm" svg:x="5.322cm" svg:y="5.038cm">
          <draw:text-box>
            <text:p text:style-name="P4">5</text:p>
          </draw:text-box>
        </draw:frame>
        <draw:frame draw:style-name="gr11" draw:layer="layout" svg:width="0.853cm" svg:height="0.963cm" svg:x="2.246cm" svg:y="11.354cm">
          <draw:text-box>
            <text:p text:style-name="P4">6</text:p>
          </draw:text-box>
        </draw:frame>
        <draw:frame draw:style-name="gr11" draw:layer="layout" svg:width="0.853cm" svg:height="0.963cm" svg:x="8.952cm" svg:y="10.134cm">
          <draw:text-box>
            <text:p text:style-name="P4">7</text:p>
          </draw:text-box>
        </draw:frame>
        <draw:frame draw:style-name="gr11" draw:layer="layout" svg:width="0.853cm" svg:height="0.963cm" svg:x="12.472cm" svg:y="11.258cm">
          <draw:text-box>
            <text:p text:style-name="P4">8</text:p>
          </draw:text-box>
        </draw:frame>
        <draw:frame draw:style-name="gr11" draw:layer="layout" svg:width="0.853cm" svg:height="0.963cm" svg:x="21.13cm" svg:y="7.363cm">
          <draw:text-box>
            <text:p text:style-name="P4">9</text:p>
          </draw:text-box>
        </draw:frame>
        <draw:frame draw:style-name="gr11" draw:layer="layout" svg:width="1.205cm" svg:height="0.963cm" svg:x="14.133cm" svg:y="7.524cm">
          <draw:text-box>
            <text:p text:style-name="P4">10</text:p>
          </draw:text-box>
        </draw:frame>
        <draw:frame draw:style-name="gr11" draw:layer="layout" svg:width="1.158cm" svg:height="0.963cm" svg:x="22.702cm" svg:y="9.345cm">
          <draw:text-box>
            <text:p text:style-name="P4">11</text:p>
          </draw:text-box>
        </draw:frame>
      </draw:page>
      <draw:page draw:name="page3" draw:style-name="dp1" draw:master-page-name="Default">
        <office:forms form:automatic-focus="false" form:apply-design-mode="false"/>
        <draw:rect draw:style-name="gr1" draw:text-style-name="P1" draw:id="id21" draw:layer="layout" svg:width="1.381cm" svg:height="5.023cm" draw:transform="rotate (1.5707963267946) translate (14.481cm 5.699cm)">
          <text:p text:style-name="P1"><text:span text:style-name="T1">Condenser</text:span></text:p>
        </draw:rect>
        <draw:custom-shape draw:style-name="gr17" draw:text-style-name="P2" draw:id="id17" draw:layer="layout" svg:width="0.857cm" svg:height="0.798cm" svg:x="24.516cm" svg:y="10.6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14">
          <draw:glue-point draw:id="4" svg:x="-4.945cm" svg:y="-3.918cm"/>
          <draw:glue-point draw:id="5" svg:x="4.94cm" svg:y="-3.299cm"/>
          <draw:g>
            <draw:custom-shape draw:style-name="gr32" draw:text-style-name="P5"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33" draw:text-style-name="P5"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21.226cm" svg:y="3.49cm">
              <draw:text-box>
                <text:p text:style-name="P3"><text:span text:style-name="T4">Liquid</text:span></text:p>
                <text:p text:style-name="P3"><text:span text:style-name="T4">Sep</text:span></text:p>
              </draw:text-box>
            </draw:frame>
          </draw:g>
        </draw:g>
        <draw:connector draw:style-name="gr21" draw:text-style-name="P2" draw:layer="layout" svg:x1="22.632cm" svg:y1="7.712cm" svg:x2="19.515cm" svg:y2="6.589cm" draw:start-shape="id14" draw:start-glue-point="2" draw:end-shape="id15" draw:end-glue-point="2" svg:d="m22632 7712v603h-2301v-1726h-816">
          <text:p/>
        </draw:connector>
        <draw:connector draw:style-name="gr21" draw:text-style-name="P2" draw:layer="layout" svg:x1="20.609cm" svg:y1="11.082cm" svg:x2="24.516cm" svg:y2="11.08cm" draw:start-shape="id16" draw:start-glue-point="1" draw:end-shape="id17" draw:end-glue-point="6" svg:d="m20609 11082h1937v-2h1970">
          <text:p/>
        </draw:connector>
        <draw:custom-shape draw:style-name="gr34" draw:text-style-name="P2" draw:layer="layout" svg:width="1.748cm" svg:height="2.705cm" draw:transform="rotate (-1.5707963267957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4.944cm" svg:y1="10.682cm" svg:x2="24.962cm" svg:y2="9.115cm" draw:start-shape="id17" draw:start-glue-point="4" svg:d="m24944 10682v-602l18-965v0">
          <text:p/>
        </draw:connector>
        <draw:rect draw:style-name="gr3" draw:text-style-name="P1" draw:id="id19" draw:layer="layout" svg:width="4.508cm" svg:height="1.558cm" svg:x="3.417cm" svg:y="9.629cm">
          <text:p text:style-name="P3"><text:span text:style-name="T1">Evaporator</text:span></text:p>
        </draw:rect>
        <draw:connector draw:style-name="gr4" draw:text-style-name="P2" draw:layer="layout" svg:x1="2.433cm" svg:y1="8.782cm" svg:x2="3.417cm" svg:y2="10.408cm" draw:start-shape="id18" draw:start-glue-point="2" draw:end-shape="id19" draw:end-glue-point="3" svg:d="m2433 8782v1626h984">
          <text:p/>
        </draw:connector>
        <draw:connector draw:style-name="gr4" draw:text-style-name="P2" draw:layer="layout" svg:x1="7.925cm" svg:y1="10.408cm" svg:x2="9.748cm" svg:y2="8.63cm" draw:start-shape="id19" draw:start-glue-point="1" draw:end-shape="id20" draw:end-glue-point="6" svg:d="m7925 10408h911v-1778h912">
          <text:p/>
        </draw:connector>
        <draw:connector draw:style-name="gr6" draw:text-style-name="P2" draw:layer="layout" svg:x1="22.632cm" svg:y1="2.977cm" svg:x2="19.504cm" svg:y2="5.009cm" draw:start-shape="id14" draw:start-glue-point="0" draw:end-shape="id21" draw:end-glue-point="2" svg:d="m22632 2977v-552h-2306v2584h-822">
          <text:p/>
        </draw:connector>
        <draw:frame draw:style-name="gr5" draw:text-style-name="P4" draw:layer="layout" svg:width="1.781cm" svg:height="0.093cm" svg:x="4.203cm" svg:y="4.766cm">
          <draw:text-box>
            <text:p/>
          </draw:text-box>
        </draw:frame>
        <draw:connector draw:style-name="gr22" draw:text-style-name="P2" draw:layer="layout" svg:x1="24.962cm" svg:y1="6.725cm" svg:x2="24.021cm" svg:y2="3.782cm" draw:end-shape="id14" draw:end-glue-point="5" svg:d="m24962 6725h-163v-2943h-778">
          <text:p/>
        </draw:connector>
        <draw:rect draw:style-name="gr23" draw:text-style-name="P1" draw:id="id20" draw:layer="layout" svg:width="2.861cm" svg:height="4.688cm" svg:x="9.747cm" svg:y="4.957cm">
          <draw:glue-point draw:id="4" svg:x="5.002cm" svg:y="-2.543cm"/>
          <draw:glue-point draw:id="5" svg:x="-4.997cm" svg:y="-2.672cm"/>
          <draw:glue-point draw:id="6" svg:x="-4.997cm" svg:y="2.835cm"/>
          <draw:glue-point draw:id="7" svg:x="5.002cm" svg:y="2.669cm"/>
          <text:p text:style-name="P3"><text:span text:style-name="T1">Reg</text:span></text:p>
        </draw:rect>
        <draw:connector draw:style-name="gr6" draw:text-style-name="P2" draw:layer="layout" svg:x1="9.748cm" svg:y1="6.049cm" svg:x2="2.433cm" svg:y2="7.512cm" draw:start-shape="id20" draw:start-glue-point="5" draw:end-shape="id18" draw:end-glue-point="0" svg:d="m9748 6049h-7315v1463">
          <text:p/>
        </draw:connector>
        <draw:connector draw:style-name="gr4" draw:text-style-name="P2" draw:layer="layout" draw:line-skew="-5.156cm 0.277cm" svg:x1="12.608cm" svg:y1="8.552cm" svg:x2="24.944cm" svg:y2="11.48cm" draw:start-shape="id20" draw:start-glue-point="7" draw:end-shape="id17" draw:end-glue-point="8" svg:d="m12608 8552h747v3807h11589v-879">
          <text:p/>
        </draw:connector>
        <draw:custom-shape draw:style-name="gr35" draw:text-style-name="P2" draw:layer="layout" svg:width="1.316cm" svg:height="2.705cm" draw:transform="rotate (-1.5707963267957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ircle draw:style-name="gr36" draw:text-style-name="P5" draw:layer="layout" svg:width="2.39cm" svg:height="2.39cm" draw:transform="rotate (3.1415926535892) translate (26.157cm 9.115cm)">
              <text:p/>
            </draw:circle>
            <draw:line draw:style-name="gr37" draw:text-style-name="P5" draw:layer="layout" svg:x1="24.108cm" svg:y1="8.772cm" svg:x2="26.033cm" svg:y2="8.453cm">
              <text:p/>
            </draw:line>
            <draw:line draw:style-name="gr38" draw:text-style-name="P5" draw:layer="layout" svg:x1="26.085cm" svg:y1="7.505cm" svg:x2="24.038cm" svg:y2="7.164cm">
              <text:p/>
            </draw:line>
          </draw:g>
          <draw:frame draw:style-name="gr11" draw:layer="layout" svg:width="2.191cm" svg:height="0.963cm" svg:x="23.886cm" svg:y="7.486cm">
            <draw:text-box>
              <text:p text:style-name="P4">Comp</text:p>
            </draw:text-box>
          </draw:frame>
        </draw:g>
        <draw:rect draw:style-name="gr1" draw:text-style-name="P1" draw:id="id15" draw:layer="layout" svg:width="1.372cm" svg:height="5.029cm" draw:transform="rotate (1.5707963267946) translate (14.486cm 7.275cm)">
          <text:p text:style-name="P1"><text:span text:style-name="T1">Oil Cooler</text:span></text:p>
        </draw:rect>
        <draw:connector draw:style-name="gr27" draw:text-style-name="P2" draw:layer="layout" svg:x1="14.486cm" svg:y1="6.589cm" svg:x2="19.53cm" svg:y2="11.082cm" draw:start-shape="id15" draw:start-glue-point="0" draw:end-shape="id16" draw:end-glue-point="3" svg:d="m14486 6589h-500v4493h5544">
          <text:p/>
        </draw:connector>
        <draw:connector draw:style-name="gr27" draw:text-style-name="P2" draw:layer="layout" svg:x1="14.481cm" svg:y1="5.009cm" svg:x2="12.608cm" svg:y2="6.109cm" draw:start-shape="id21" draw:start-glue-point="0" draw:end-shape="id20" draw:end-glue-point="4" svg:d="m14481 5009h-936v1100h-937">
          <text:p/>
        </draw:connector>
        <draw:g draw:id="id18">
          <draw:custom-shape draw:style-name="gr39" draw:text-style-name="P5"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5" draw:layer="layout" svg:width="-0.641cm" svg:height="-0.641cm" svg:x="2.754cm" svg:y="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2" draw:layer="layout" svg:width="18.087cm" svg:height="11.4cm" svg:x="8.446cm" svg:y="1.692cm">
          <text:p/>
        </draw:rect>
        <draw:frame draw:style-name="gr15" draw:text-style-name="P6" draw:layer="layout" svg:width="18.009cm" svg:height="1.277cm" svg:x="8.484cm" svg:y="13.292cm">
          <draw:text-box>
            <text:p text:style-name="P3"><text:span text:style-name="T2">Condensing Unit</text:span></text:p>
          </draw:text-box>
        </draw:frame>
        <draw:rect draw:style-name="gr16" draw:text-style-name="P2" draw:layer="layout" svg:width="6.437cm" svg:height="8.648cm" svg:x="1.772cm" svg:y="4.404cm">
          <text:p/>
        </draw:rect>
        <draw:frame draw:style-name="gr15" draw:text-style-name="P6" draw:layer="layout" svg:width="6.319cm" svg:height="1.277cm" svg:x="1.851cm" svg:y="13.411cm">
          <draw:text-box>
            <text:p text:style-name="P3"><text:span text:style-name="T2">Cooling Load</text:span></text:p>
          </draw:text-box>
        </draw:frame>
        <draw:frame draw:style-name="gr11" draw:text-style-name="P10" draw:layer="layout" svg:width="0.853cm" svg:height="0.963cm" svg:x="25.427cm" svg:y="9.222cm">
          <draw:text-box>
            <text:p text:style-name="P4"><text:span text:style-name="T2">1</text:span></text:p>
          </draw:text-box>
        </draw:frame>
        <draw:frame draw:style-name="gr11" draw:text-style-name="P10" draw:layer="layout" svg:width="0.853cm" svg:height="0.963cm" svg:x="25.269cm" svg:y="5.747cm">
          <draw:text-box>
            <text:p text:style-name="P4"><text:span text:style-name="T2">2</text:span></text:p>
          </draw:text-box>
        </draw:frame>
        <draw:frame draw:style-name="gr11" draw:text-style-name="P10" draw:layer="layout" svg:width="0.853cm" svg:height="0.963cm" svg:x="19.266cm" svg:y="2.114cm">
          <draw:text-box>
            <text:p text:style-name="P4"><text:span text:style-name="T2">3</text:span></text:p>
          </draw:text-box>
        </draw:frame>
        <draw:frame draw:style-name="gr11" draw:text-style-name="P10" draw:layer="layout" svg:width="0.853cm" svg:height="0.963cm" svg:x="13.382cm" svg:y="4.009cm">
          <draw:text-box>
            <text:p text:style-name="P4"><text:span text:style-name="T2">4</text:span></text:p>
          </draw:text-box>
        </draw:frame>
        <draw:frame draw:style-name="gr11" draw:text-style-name="P10" draw:layer="layout" svg:width="0.853cm" svg:height="0.963cm" svg:x="5.322cm" svg:y="5.038cm">
          <draw:text-box>
            <text:p text:style-name="P4"><text:span text:style-name="T2">5</text:span></text:p>
          </draw:text-box>
        </draw:frame>
        <draw:frame draw:style-name="gr11" draw:text-style-name="P10" draw:layer="layout" svg:width="0.853cm" svg:height="0.963cm" svg:x="2.246cm" svg:y="11.354cm">
          <draw:text-box>
            <text:p text:style-name="P4"><text:span text:style-name="T2">6</text:span></text:p>
          </draw:text-box>
        </draw:frame>
        <draw:frame draw:style-name="gr11" draw:text-style-name="P10" draw:layer="layout" svg:width="0.853cm" svg:height="0.963cm" svg:x="8.952cm" svg:y="10.134cm">
          <draw:text-box>
            <text:p text:style-name="P4"><text:span text:style-name="T2">7</text:span></text:p>
          </draw:text-box>
        </draw:frame>
        <draw:frame draw:style-name="gr11" draw:text-style-name="P10" draw:layer="layout" svg:width="0.853cm" svg:height="0.963cm" svg:x="12.472cm" svg:y="11.258cm">
          <draw:text-box>
            <text:p text:style-name="P4"><text:span text:style-name="T2">8</text:span></text:p>
          </draw:text-box>
        </draw:frame>
        <draw:frame draw:style-name="gr11" draw:text-style-name="P10" draw:layer="layout" svg:width="0.853cm" svg:height="0.963cm" svg:x="21.13cm" svg:y="7.363cm">
          <draw:text-box>
            <text:p text:style-name="P4"><text:span text:style-name="T2">9</text:span></text:p>
          </draw:text-box>
        </draw:frame>
        <draw:frame draw:style-name="gr11" draw:text-style-name="P10" draw:layer="layout" svg:width="1.205cm" svg:height="0.963cm" svg:x="14.133cm" svg:y="7.524cm">
          <draw:text-box>
            <text:p text:style-name="P4"><text:span text:style-name="T2">10</text:span></text:p>
          </draw:text-box>
        </draw:frame>
        <draw:frame draw:style-name="gr11" draw:text-style-name="P10" draw:layer="layout" svg:width="1.158cm" svg:height="0.963cm" svg:x="23.564cm" svg:y="9.643cm">
          <draw:text-box>
            <text:p text:style-name="P4"><text:span text:style-name="T2">11</text:span></text:p>
          </draw:text-box>
        </draw:frame>
        <draw:g draw:id="id16">
          <draw:g>
            <draw:ellipse draw:style-name="gr41" draw:text-style-name="P5" draw:layer="layout" svg:width="-1.079cm" svg:height="-1.001cm" svg:x="20.609cm" svg:y="11.583cm">
              <text:p/>
            </draw:ellipse>
            <draw:line draw:style-name="gr42" draw:text-style-name="P5" draw:layer="layout" svg:x1="19.684cm" svg:y1="11.44cm" svg:x2="20.553cm" svg:y2="11.306cm">
              <text:p/>
            </draw:line>
            <draw:line draw:style-name="gr43" draw:text-style-name="P5" draw:layer="layout" svg:x1="20.576cm" svg:y1="10.909cm" svg:x2="19.652cm" svg:y2="10.766cm">
              <text:p/>
            </draw:line>
          </draw:g>
        </draw:g>
        <draw:frame draw:style-name="gr44" draw:text-style-name="P6" draw:layer="layout" svg:width="3.465cm" svg:height="0.963cm" svg:x="20.05cm" svg:y="9.7cm">
          <draw:text-box>
            <text:p text:style-name="P3"><text:span text:style-name="T2">Expander</text:span></text:p>
          </draw:text-box>
        </draw:frame>
        <draw:custom-shape draw:style-name="gr45" draw:text-style-name="P11" draw:layer="layout" svg:width="4.454cm" svg:height="1.472cm" svg:x="3.316cm" svg:y="6.633cm">
          <text:p text:style-name="P2"><text:span text:style-name="T5">T</text:span><text:span text:style-name="T6">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5" draw:text-style-name="P11" draw:layer="layout" svg:width="4.454cm" svg:height="1.472cm" svg:x="14.737cm" svg:y="9.312cm">
          <text:p text:style-name="P2"><text:span text:style-name="T5">T</text:span><text:span text:style-name="T6">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office:forms form:automatic-focus="false" form:apply-design-mode="false"/>
        <draw:rect draw:style-name="gr1" draw:text-style-name="P1" draw:id="id26" draw:layer="layout" svg:width="1.381cm" svg:height="5.023cm" draw:transform="rotate (1.5707963267946) translate (18.669cm 4.557cm)">
          <text:p text:style-name="P1"><text:span text:style-name="T1">Condenser</text:span></text:p>
        </draw:rect>
        <draw:g draw:id="id25">
          <draw:glue-point draw:id="4" svg:x="-4.945cm" svg:y="-3.918cm"/>
          <draw:glue-point draw:id="5" svg:x="4.94cm" svg:y="-3.299cm"/>
          <draw:g>
            <draw:glue-point draw:id="4" svg:x="-5.088cm" svg:y="-3.227cm"/>
            <draw:custom-shape draw:style-name="gr46" draw:text-style-name="P5" draw:layer="layout" svg:width="2.784cm" svg:height="1.776cm" svg:x="12.012cm" svg:y="6.42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47" draw:text-style-name="P5" draw:layer="layout" svg:width="2.784cm" svg:height="2.959cm" svg:x="12.012cm" svg:y="3.469cm">
              <text:p/>
              <draw:enhanced-geometry svg:viewBox="0 0 21600 21600" draw:mirror-horizontal="false" draw:mirror-vertical="false" draw:type="rectangle" draw:enhanced-path="M 0 0 L 21600 0 21600 21600 0 21600 0 0 Z N"/>
            </draw:custom-shape>
            <draw:frame draw:style-name="gr20" draw:text-style-name="P12" draw:layer="layout" svg:width="2.812cm" svg:height="2.074cm" svg:x="11.989cm" svg:y="3.982cm">
              <draw:text-box>
                <text:p text:style-name="P3"><text:span text:style-name="T7">Flash</text:span></text:p>
                <text:p text:style-name="P3"><text:span text:style-name="T7">Econ.</text:span></text:p>
              </draw:text-box>
            </draw:frame>
          </draw:g>
        </draw:g>
        <draw:custom-shape draw:style-name="gr2" draw:text-style-name="P2" draw:layer="layout" svg:width="1.748cm" svg:height="2.705cm" draw:transform="rotate (-1.57079632679579) translate (22.719cm 4.72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id="id23" draw:layer="layout" svg:width="4.508cm" svg:height="1.558cm" svg:x="3.58cm" svg:y="8.937cm">
          <text:p text:style-name="P3"><text:span text:style-name="T1">Evaporator</text:span></text:p>
        </draw:rect>
        <draw:connector draw:style-name="gr4" draw:text-style-name="P2" draw:layer="layout" svg:x1="2.596cm" svg:y1="8.09cm" svg:x2="3.58cm" svg:y2="9.716cm" draw:start-shape="id22" draw:start-glue-point="2" draw:end-shape="id23" draw:end-glue-point="3" svg:d="m2596 8090v1626h984">
          <text:p/>
        </draw:connector>
        <draw:connector draw:style-name="gr4" draw:text-style-name="P2" draw:layer="layout" svg:x1="8.088cm" svg:y1="9.716cm" svg:x2="25.125cm" svg:y2="8.423cm" draw:start-shape="id23" draw:start-glue-point="1" draw:end-shape="id24" draw:end-glue-point="2" svg:d="m8088 9716h17037v-1293">
          <text:p/>
        </draw:connector>
        <draw:frame draw:style-name="gr5" draw:text-style-name="P4" draw:layer="layout" svg:width="1.781cm" svg:height="0.093cm" svg:x="4.366cm" svg:y="4.074cm">
          <draw:text-box>
            <text:p/>
          </draw:text-box>
        </draw:frame>
        <draw:connector draw:style-name="gr6" draw:text-style-name="P2" draw:layer="layout" draw:line-skew="0cm 2.021cm -0.452cm" svg:x1="13.395cm" svg:y1="8.204cm" svg:x2="2.596cm" svg:y2="6.82cm" draw:start-shape="id25" draw:start-glue-point="2" draw:end-shape="id22" draw:end-glue-point="0" svg:d="m13395 8204v603h-3935v-2991h-6864v1004">
          <text:p/>
        </draw:connector>
        <draw:custom-shape draw:style-name="gr7" draw:text-style-name="P2" draw:layer="layout" svg:width="1.316cm" svg:height="2.705cm" draw:transform="rotate (-1.57079632679579) translate (7.222cm 7.34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24">
          <draw:g>
            <draw:circle draw:style-name="gr48" draw:text-style-name="P5" draw:layer="layout" svg:width="2.39cm" svg:height="2.39cm" draw:transform="rotate (3.1415926535892) translate (26.32cm 8.423cm)">
              <text:p/>
            </draw:circle>
            <draw:line draw:style-name="gr49" draw:text-style-name="P5" draw:layer="layout" svg:x1="24.271cm" svg:y1="8.08cm" svg:x2="26.196cm" svg:y2="7.761cm">
              <text:p/>
            </draw:line>
            <draw:line draw:style-name="gr50" draw:text-style-name="P5" draw:layer="layout" svg:x1="26.248cm" svg:y1="6.813cm" svg:x2="24.201cm" svg:y2="6.472cm">
              <text:p/>
            </draw:line>
          </draw:g>
          <draw:frame draw:style-name="gr11" draw:layer="layout" svg:width="2.191cm" svg:height="0.963cm" svg:x="24.049cm" svg:y="6.794cm">
            <draw:text-box>
              <text:p text:style-name="P4">Comp</text:p>
            </draw:text-box>
          </draw:frame>
        </draw:g>
        <draw:connector draw:style-name="gr27" draw:text-style-name="P2" draw:layer="layout" draw:line-skew="2.844cm" svg:x1="18.669cm" svg:y1="3.867cm" svg:x2="11.237cm" svg:y2="2.544cm" draw:start-shape="id26" draw:start-glue-point="0" draw:end-shape="id27" draw:end-glue-point="0" svg:d="m18669 3867h-686v-1875h-6746v552">
          <text:p/>
        </draw:connector>
        <draw:g draw:id="id22">
          <draw:custom-shape draw:style-name="gr51" draw:text-style-name="P5" draw:layer="layout" svg:width="0.641cm" svg:height="0.641cm" svg:x="2.276cm" svg:y="7.4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5" draw:layer="layout" svg:width="-0.641cm" svg:height="-0.641cm" svg:x="2.917cm" svg:y="7.4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2" draw:layer="layout" svg:width="18.087cm" svg:height="11.4cm" svg:x="8.609cm" svg:y="1.051cm">
          <text:p/>
        </draw:rect>
        <draw:frame draw:style-name="gr15" draw:text-style-name="P6" draw:layer="layout" svg:width="18.009cm" svg:height="1.277cm" svg:x="8.647cm" svg:y="12.6cm">
          <draw:text-box>
            <text:p text:style-name="P3"><text:span text:style-name="T2">Condensing Unit</text:span></text:p>
          </draw:text-box>
        </draw:frame>
        <draw:rect draw:style-name="gr16" draw:text-style-name="P2" draw:layer="layout" svg:width="6.437cm" svg:height="8.648cm" svg:x="1.935cm" svg:y="3.712cm">
          <text:p/>
        </draw:rect>
        <draw:frame draw:style-name="gr15" draw:text-style-name="P6" draw:layer="layout" svg:width="6.319cm" svg:height="1.277cm" svg:x="2.014cm" svg:y="12.719cm">
          <draw:text-box>
            <text:p text:style-name="P3"><text:span text:style-name="T2">Cooling Load</text:span></text:p>
          </draw:text-box>
        </draw:frame>
        <draw:frame draw:style-name="gr11" draw:text-style-name="P10" draw:layer="layout" svg:width="0.853cm" svg:height="0.963cm" svg:x="17.929cm" svg:y="1.422cm">
          <draw:text-box>
            <text:p text:style-name="P4"><text:span text:style-name="T2">3</text:span></text:p>
          </draw:text-box>
        </draw:frame>
        <draw:frame draw:style-name="gr11" draw:text-style-name="P10" draw:layer="layout" svg:width="0.853cm" svg:height="0.963cm" svg:x="5.795cm" svg:y="4.881cm">
          <draw:text-box>
            <text:p text:style-name="P4"><text:span text:style-name="T2">6</text:span></text:p>
          </draw:text-box>
        </draw:frame>
        <draw:frame draw:style-name="gr11" draw:text-style-name="P10" draw:layer="layout" svg:width="0.853cm" svg:height="0.963cm" svg:x="2.352cm" svg:y="9.902cm">
          <draw:text-box>
            <text:p text:style-name="P4"><text:span text:style-name="T2">7</text:span></text:p>
          </draw:text-box>
        </draw:frame>
        <draw:g draw:id="id27">
          <draw:custom-shape draw:style-name="gr53" draw:text-style-name="P5" draw:layer="layout" svg:width="0.641cm" svg:height="0.641cm" svg:x="10.917cm" svg:y="3.1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4" draw:text-style-name="P5" draw:layer="layout" svg:width="-0.641cm" svg:height="-0.641cm" svg:x="11.558cm" svg:y="3.18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2" draw:layer="layout" svg:x1="25.125cm" svg:y1="6.033cm" svg:x2="23.692cm" svg:y2="3.867cm" draw:start-shape="id24" draw:start-glue-point="0" draw:end-shape="id26" draw:end-glue-point="2" svg:d="m25125 6033v-2166h-1433">
          <text:p/>
        </draw:connector>
        <draw:connector draw:style-name="gr6" draw:text-style-name="P2" draw:layer="layout" svg:x1="11.237cm" svg:y1="3.814cm" svg:x2="11.989cm" svg:y2="5.836cm" draw:start-shape="id27" draw:start-glue-point="2" draw:end-shape="id25" draw:end-glue-point="3" svg:d="m11237 3814v2022h752">
          <text:p/>
        </draw:connector>
        <draw:connector draw:style-name="gr6" draw:text-style-name="P2" draw:layer="layout" draw:line-skew="-0.243cm -2.445cm" svg:x1="13.395cm" svg:y1="3.469cm" svg:x2="23.93cm" svg:y2="7.228cm" draw:start-shape="id25" draw:start-glue-point="0" draw:end-shape="id24" draw:end-glue-point="3" svg:d="m13395 3469v-795h3549v4554h6986">
          <text:p/>
        </draw:connector>
        <draw:frame draw:style-name="gr11" draw:text-style-name="P10" draw:layer="layout" svg:width="0.853cm" svg:height="0.963cm" svg:x="25.315cm" svg:y="8.818cm">
          <draw:text-box>
            <text:p text:style-name="P4"><text:span text:style-name="T2">1</text:span></text:p>
          </draw:text-box>
        </draw:frame>
        <draw:frame draw:style-name="gr11" draw:text-style-name="P10" draw:layer="layout" svg:width="0.853cm" svg:height="0.963cm" svg:x="25.172cm" svg:y="4.525cm">
          <draw:text-box>
            <text:p text:style-name="P4"><text:span text:style-name="T2">2</text:span></text:p>
          </draw:text-box>
        </draw:frame>
        <draw:frame draw:style-name="gr11" draw:text-style-name="P10" draw:layer="layout" svg:width="0.853cm" svg:height="0.963cm" svg:x="10.53cm" svg:y="4.523cm">
          <draw:text-box>
            <text:p text:style-name="P4"><text:span text:style-name="T2">4</text:span></text:p>
          </draw:text-box>
        </draw:frame>
        <draw:frame draw:style-name="gr11" draw:text-style-name="P10" draw:layer="layout" svg:width="0.853cm" svg:height="0.963cm" svg:x="17.102cm" svg:y="6.172cm">
          <draw:text-box>
            <text:p text:style-name="P4"><text:span text:style-name="T2">5</text:span></text:p>
          </draw:text-box>
        </draw:frame>
      </draw:page>
      <draw:page draw:name="page5" draw:style-name="dp1" draw:master-page-name="Default">
        <office:forms form:automatic-focus="false" form:apply-design-mode="false"/>
        <draw:custom-shape draw:style-name="gr55" draw:text-style-name="P2"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 draw:text-style-name="P1" draw:id="id36" draw:layer="layout" svg:width="1.381cm" svg:height="5.023cm" draw:transform="rotate (3.1415926535892) translate (23.629cm 10.512cm)">
          <text:p text:style-name="P1"><text:span text:style-name="T1">Gas Cooler</text:span></text:p>
        </draw:rect>
        <draw:custom-shape draw:style-name="gr17" draw:text-style-name="P2" draw:id="id30"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29">
          <draw:ellipse draw:style-name="gr56" draw:text-style-name="P5" draw:layer="layout" svg:width="2.388cm" svg:height="2.39cm" svg:x="17.831cm" svg:y="9.859cm">
            <text:p/>
          </draw:ellipse>
          <draw:line draw:style-name="gr57" draw:text-style-name="P5" draw:layer="layout" svg:x1="19.879cm" svg:y1="10.202cm" svg:x2="17.954cm" svg:y2="10.521cm">
            <text:p/>
          </draw:line>
          <draw:line draw:style-name="gr58" draw:text-style-name="P5" draw:layer="layout" svg:x1="17.902cm" svg:y1="11.469cm" svg:x2="19.949cm" svg:y2="11.81cm">
            <text:p/>
          </draw:line>
        </draw:g>
        <draw:g draw:id="id31">
          <draw:circle draw:style-name="gr59" draw:text-style-name="P5" draw:layer="layout" svg:width="2.39cm" svg:height="2.39cm" draw:transform="rotate (3.1415926535892) translate (24.14cm 14.623cm)">
            <text:p/>
          </draw:circle>
          <draw:line draw:style-name="gr60" draw:text-style-name="P5" draw:layer="layout" svg:x1="22.091cm" svg:y1="14.28cm" svg:x2="24.016cm" svg:y2="13.961cm">
            <text:p/>
          </draw:line>
          <draw:line draw:style-name="gr61" draw:text-style-name="P5" draw:layer="layout" svg:x1="24.068cm" svg:y1="13.013cm" svg:x2="22.021cm" svg:y2="12.672cm">
            <text:p/>
          </draw:line>
        </draw:g>
        <draw:g draw:id="id28">
          <draw:glue-point draw:id="4" svg:x="-4.945cm" svg:y="-3.918cm"/>
          <draw:glue-point draw:id="5" svg:x="4.94cm" svg:y="-3.299cm"/>
          <draw:g>
            <draw:custom-shape draw:style-name="gr62" draw:text-style-name="P5"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63" draw:text-style-name="P5"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9cm">
              <draw:text-box>
                <text:p text:style-name="P3"><text:span text:style-name="T4">Liquid</text:span></text:p>
                <text:p text:style-name="P3"><text:span text:style-name="T4">Sep</text:span></text:p>
              </draw:text-box>
            </draw:frame>
          </draw:g>
        </draw:g>
        <draw:connector draw:style-name="gr21" draw:text-style-name="P2" draw:layer="layout" svg:x1="19.011cm" svg:y1="7.501cm" svg:x2="19.025cm" svg:y2="9.859cm" draw:start-shape="id28" draw:start-glue-point="2" draw:end-shape="id29" draw:end-glue-point="0" svg:d="m19011 7501v1205h14v1153">
          <text:p/>
        </draw:connector>
        <draw:connector draw:style-name="gr21" draw:text-style-name="P2" draw:layer="layout" svg:x1="19.025cm" svg:y1="12.249cm" svg:x2="22.499cm" svg:y2="16.388cm" draw:start-shape="id29" draw:start-glue-point="2" draw:end-shape="id30" draw:end-glue-point="6" svg:d="m19025 12249v4139h3474">
          <text:p/>
        </draw:connector>
        <draw:custom-shape draw:style-name="gr2" draw:text-style-name="P2" draw:layer="layout" svg:width="2.71cm" svg:height="2.705cm" draw:transform="rotate (3.1415926535892)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9cm" svg:x2="22.945cm" svg:y2="14.623cm" draw:start-shape="id30" draw:start-glue-point="4" draw:end-shape="id31" draw:end-glue-point="2" svg:d="m22927 15990v-602l18-214v-551">
          <text:p/>
        </draw:connector>
        <draw:rect draw:style-name="gr3" draw:text-style-name="P1" draw:id="id33" draw:layer="layout" svg:width="4.508cm" svg:height="1.558cm" draw:transform="rotate (1.5707963267946) translate (10.509cm 16.127cm)">
          <text:p text:style-name="P3"><text:span text:style-name="T1">Evaporator</text:span></text:p>
        </draw:rect>
        <draw:g draw:id="id34">
          <draw:custom-shape draw:style-name="gr64" draw:text-style-name="P2"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286cm" svg:y="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7.615cm" svg:x2="11.288cm" svg:y2="16.127cm" draw:start-shape="id32" draw:start-glue-point="2" draw:end-shape="id33" draw:end-glue-point="3" svg:d="m8676 17615v500h2612v-1988">
          <text:p/>
        </draw:connector>
        <draw:connector draw:style-name="gr6" draw:text-style-name="P2" draw:layer="layout" svg:x1="8.66cm" svg:y1="6.37cm" svg:x2="8.676cm" svg:y2="8.305cm" draw:start-shape="id34" draw:start-glue-point="2" draw:end-shape="id35" draw:end-glue-point="0" svg:d="m8660 6370v942h16v993">
          <text:p/>
        </draw:connector>
        <draw:connector draw:style-name="gr65" draw:text-style-name="P2" draw:layer="layout" svg:x1="10.112cm" svg:y1="9.111cm" svg:x2="21.75cm" svg:y2="13.428cm" draw:start-shape="id35" draw:start-glue-point="5" draw:end-shape="id31" draw:end-glue-point="3" svg:d="m10112 9111h5803v4317h5835">
          <text:p/>
        </draw:connector>
        <draw:connector draw:style-name="gr6" draw:text-style-name="P2" draw:layer="layout" svg:x1="22.945cm" svg:y1="12.233cm" svg:x2="22.939cm" svg:y2="10.512cm" draw:start-shape="id31" draw:start-glue-point="0" draw:end-shape="id36" draw:end-glue-point="0" svg:d="m22945 12233v-886h-6v-835">
          <text:p/>
        </draw:connector>
        <draw:g draw:id="id32">
          <draw:custom-shape draw:style-name="gr64" draw:text-style-name="P2"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302cm" svg:y="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3.041cm" svg:x2="8.676cm" svg:y2="15.041cm" draw:start-shape="id35" draw:start-glue-point="2" draw:end-shape="id32" draw:end-glue-point="0" svg:d="m8676 13041v2000">
          <text:p/>
        </draw:connector>
        <draw:connector draw:style-name="gr4" draw:text-style-name="P2" draw:layer="layout" svg:x1="11.288cm" svg:y1="11.619cm" svg:x2="13.021cm" svg:y2="7.393cm" draw:start-shape="id33" draw:start-glue-point="1" draw:end-shape="id37" draw:end-glue-point="6" svg:d="m11288 11619v-4226h1733">
          <text:p/>
        </draw:connector>
        <draw:connector draw:style-name="gr6" draw:text-style-name="P2" draw:layer="layout" svg:x1="19.011cm" svg:y1="2.766cm" svg:x2="15.881cm" svg:y2="4.872cm" draw:start-shape="id28" draw:start-glue-point="0" draw:end-shape="id37" draw:end-glue-point="4" svg:d="m19011 2766v-552h-2307v2658h-823">
          <text:p/>
        </draw:connector>
        <draw:frame draw:style-name="gr5" draw:text-style-name="P4" draw:layer="layout" svg:width="1.781cm" svg:height="0.093cm" svg:x="9.177cm" svg:y="3.714cm">
          <draw:text-box>
            <text:p/>
          </draw:text-box>
        </draw:frame>
        <draw:connector draw:style-name="gr6" draw:text-style-name="P2" draw:layer="layout" svg:x1="22.939cm" svg:y1="5.489cm" svg:x2="20.4cm" svg:y2="3.571cm" draw:start-shape="id36" draw:start-glue-point="2" draw:end-shape="id28" draw:end-glue-point="5" svg:d="m22939 5489v-1918h-2539">
          <text:p/>
        </draw:connector>
        <draw:g draw:id="id35">
          <draw:glue-point draw:id="4" svg:x="-4.945cm" svg:y="-3.918cm"/>
          <draw:glue-point draw:id="5" svg:x="4.94cm" svg:y="-3.299cm"/>
          <draw:g>
            <draw:custom-shape draw:style-name="gr66" draw:text-style-name="P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67" draw:text-style-name="P5"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68" draw:text-style-name="P3" draw:layer="layout" svg:width="2.548cm" svg:height="2.41cm" svg:x="7.582cm" svg:y="8.842cm">
              <draw:text-box>
                <text:p text:style-name="P3">Flash</text:p>
                <text:p text:style-name="P3">Econ</text:p>
              </draw:text-box>
            </draw:frame>
          </draw:g>
        </draw:g>
        <draw:rect draw:style-name="gr23" draw:text-style-name="P1" draw:id="id37"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1">Reg</text:span></text:p>
        </draw:rect>
        <draw:connector draw:style-name="gr6" draw:text-style-name="P2" draw:layer="layout" draw:line-skew="0cm -1.04cm" svg:x1="13.021cm" svg:y1="4.812cm" svg:x2="8.66cm" svg:y2="3.795cm" draw:start-shape="id37" draw:start-glue-point="5" draw:end-shape="id34" draw:end-glue-point="0" svg:d="m13021 4812h-1868v-2558h-2493v1541">
          <text:p/>
        </draw:connector>
        <draw:connector draw:style-name="gr4" draw:text-style-name="P2" draw:layer="layout" draw:line-skew="-2.087cm 0.544cm" svg:x1="15.881cm" svg:y1="7.315cm" svg:x2="22.927cm" svg:y2="16.788cm" draw:start-shape="id37" draw:start-glue-point="7" draw:end-shape="id30" draw:end-glue-point="8" svg:d="m15881 7315h1171v10619h5875v-1146">
          <text:p/>
        </draw:connector>
        <draw:custom-shape draw:style-name="gr7" draw:text-style-name="P2" draw:layer="layout" svg:width="2.71cm" svg:height="2.705cm" draw:transform="rotate (3.1415926535892)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0" draw:layer="layout" svg:width="2.191cm" svg:height="0.963cm" svg:x="21.869cm" svg:y="12.994cm">
          <draw:text-box>
            <text:p text:style-name="P4"><text:span text:style-name="T2">Comp</text:span></text:p>
          </draw:text-box>
        </draw:frame>
        <draw:frame draw:style-name="gr69" draw:text-style-name="P10" draw:layer="layout" svg:width="2.226cm" svg:height="1.115cm" svg:x="17.992cm" svg:y="10.509cm">
          <draw:text-box>
            <text:p text:style-name="P4"><text:span text:style-name="T2">Motor</text:span></text:p>
          </draw:text-box>
        </draw:frame>
      </draw:page>
      <draw:page draw:name="page6" draw:style-name="dp1" draw:master-page-name="Default">
        <office:forms form:automatic-focus="false" form:apply-design-mode="false"/>
        <draw:custom-shape draw:style-name="gr55" draw:text-style-name="P2"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 draw:text-style-name="P1" draw:id="id42" draw:layer="layout" svg:width="1.381cm" svg:height="5.023cm" draw:transform="rotate (3.1415926535892) translate (23.629cm 10.512cm)">
          <text:p text:style-name="P1"><text:span text:style-name="T1">Gas Cooler</text:span></text:p>
        </draw:rect>
        <draw:custom-shape draw:style-name="gr17" draw:text-style-name="P2" draw:id="id40"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39">
          <draw:ellipse draw:style-name="gr70" draw:text-style-name="P5" draw:layer="layout" svg:width="2.388cm" svg:height="2.39cm" svg:x="17.831cm" svg:y="9.859cm">
            <text:p/>
          </draw:ellipse>
          <draw:line draw:style-name="gr71" draw:text-style-name="P5" draw:layer="layout" svg:x1="19.879cm" svg:y1="10.202cm" svg:x2="17.954cm" svg:y2="10.521cm">
            <text:p/>
          </draw:line>
          <draw:line draw:style-name="gr72" draw:text-style-name="P5" draw:layer="layout" svg:x1="17.902cm" svg:y1="11.469cm" svg:x2="19.949cm" svg:y2="11.81cm">
            <text:p/>
          </draw:line>
        </draw:g>
        <draw:g draw:id="id41">
          <draw:circle draw:style-name="gr73" draw:text-style-name="P5" draw:layer="layout" svg:width="2.39cm" svg:height="2.39cm" draw:transform="rotate (3.1415926535892) translate (24.14cm 14.623cm)">
            <text:p/>
          </draw:circle>
          <draw:line draw:style-name="gr74" draw:text-style-name="P5" draw:layer="layout" svg:x1="22.091cm" svg:y1="14.28cm" svg:x2="24.016cm" svg:y2="13.961cm">
            <text:p/>
          </draw:line>
          <draw:line draw:style-name="gr75" draw:text-style-name="P5" draw:layer="layout" svg:x1="24.068cm" svg:y1="13.013cm" svg:x2="22.021cm" svg:y2="12.672cm">
            <text:p/>
          </draw:line>
        </draw:g>
        <draw:g draw:id="id38">
          <draw:glue-point draw:id="4" svg:x="-4.945cm" svg:y="-3.918cm"/>
          <draw:glue-point draw:id="5" svg:x="4.94cm" svg:y="-3.299cm"/>
          <draw:g>
            <draw:custom-shape draw:style-name="gr76" draw:text-style-name="P5"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77" draw:text-style-name="P5"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9cm">
              <draw:text-box>
                <text:p text:style-name="P3"><text:span text:style-name="T4">Liquid</text:span></text:p>
                <text:p text:style-name="P3"><text:span text:style-name="T4">Sep</text:span></text:p>
              </draw:text-box>
            </draw:frame>
          </draw:g>
        </draw:g>
        <draw:connector draw:style-name="gr21" draw:text-style-name="P2" draw:layer="layout" svg:x1="19.011cm" svg:y1="7.501cm" svg:x2="19.025cm" svg:y2="9.859cm" draw:start-shape="id38" draw:start-glue-point="2" draw:end-shape="id39" draw:end-glue-point="0" svg:d="m19011 7501v1205h14v1153">
          <text:p/>
        </draw:connector>
        <draw:connector draw:style-name="gr21" draw:text-style-name="P2" draw:layer="layout" svg:x1="19.025cm" svg:y1="12.249cm" svg:x2="22.499cm" svg:y2="16.388cm" draw:start-shape="id39" draw:start-glue-point="2" draw:end-shape="id40" draw:end-glue-point="6" svg:d="m19025 12249v4139h3474">
          <text:p/>
        </draw:connector>
        <draw:custom-shape draw:style-name="gr2" draw:text-style-name="P2" draw:layer="layout" svg:width="2.71cm" svg:height="2.705cm" draw:transform="rotate (3.1415926535892)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9cm" svg:x2="22.945cm" svg:y2="14.623cm" draw:start-shape="id40" draw:start-glue-point="4" draw:end-shape="id41" draw:end-glue-point="2" svg:d="m22927 15990v-602l18-214v-551">
          <text:p/>
        </draw:connector>
        <draw:rect draw:style-name="gr3" draw:text-style-name="P1" draw:id="id43" draw:layer="layout" svg:width="4.508cm" svg:height="1.558cm" draw:transform="rotate (-1.57079632679579) translate (10.696cm 10.834cm)">
          <text:p text:style-name="P3"><text:span text:style-name="T1">Evaporator</text:span></text:p>
        </draw:rect>
        <draw:connector draw:style-name="gr6" draw:text-style-name="P2" draw:layer="layout" svg:x1="22.945cm" svg:y1="12.233cm" svg:x2="22.939cm" svg:y2="10.512cm" draw:start-shape="id41" draw:start-glue-point="0" draw:end-shape="id42" draw:end-glue-point="0" svg:d="m22945 12233v-886h-6v-835">
          <text:p/>
        </draw:connector>
        <draw:connector draw:style-name="gr4" draw:text-style-name="P2" draw:layer="layout" draw:line-skew="0cm -0.245cm" svg:x1="9.917cm" svg:y1="15.342cm" svg:x2="13.121cm" svg:y2="11.893cm" draw:start-shape="id43" draw:start-glue-point="1" draw:end-shape="id44" draw:end-glue-point="6" svg:d="m9917 15342v500h1746v-3949h1458">
          <text:p/>
        </draw:connector>
        <draw:connector draw:style-name="gr6" draw:text-style-name="P2" draw:layer="layout" svg:x1="19.011cm" svg:y1="2.766cm" svg:x2="15.981cm" svg:y2="9.372cm" draw:start-shape="id38" draw:start-glue-point="0" draw:end-shape="id44" draw:end-glue-point="4" svg:d="m19011 2766v-552h-2257v7158h-773">
          <text:p/>
        </draw:connector>
        <draw:frame draw:style-name="gr5" draw:text-style-name="P4" draw:layer="layout" svg:width="1.781cm" svg:height="0.093cm" svg:x="9.177cm" svg:y="8.214cm">
          <draw:text-box>
            <text:p/>
          </draw:text-box>
        </draw:frame>
        <draw:connector draw:style-name="gr6" draw:text-style-name="P2" draw:layer="layout" svg:x1="22.939cm" svg:y1="5.489cm" svg:x2="20.4cm" svg:y2="3.571cm" draw:start-shape="id42" draw:start-glue-point="2" draw:end-shape="id38" draw:end-glue-point="5" svg:d="m22939 5489v-1918h-2539">
          <text:p/>
        </draw:connector>
        <draw:rect draw:style-name="gr23" draw:text-style-name="P1" draw:id="id44" draw:layer="layout" svg:width="2.861cm" svg:height="4.688cm" svg:x="13.12cm" svg:y="8.22cm">
          <draw:glue-point draw:id="4" svg:x="5.002cm" svg:y="-2.543cm"/>
          <draw:glue-point draw:id="5" svg:x="-4.997cm" svg:y="-2.672cm"/>
          <draw:glue-point draw:id="6" svg:x="-4.997cm" svg:y="2.835cm"/>
          <draw:glue-point draw:id="7" svg:x="5.002cm" svg:y="2.669cm"/>
          <text:p text:style-name="P3"><text:span text:style-name="T1">Reg</text:span></text:p>
        </draw:rect>
        <draw:connector draw:style-name="gr4" draw:text-style-name="P2" draw:layer="layout" draw:line-skew="-2.087cm 0.544cm" svg:x1="15.981cm" svg:y1="11.815cm" svg:x2="22.927cm" svg:y2="16.788cm" draw:start-shape="id44" draw:start-glue-point="7" draw:end-shape="id40" draw:end-glue-point="8" svg:d="m15981 11815h1121v6119h5825v-1146">
          <text:p/>
        </draw:connector>
        <draw:custom-shape draw:style-name="gr7" draw:text-style-name="P2" draw:layer="layout" svg:width="2.71cm" svg:height="2.705cm" svg:x="6.316cm" svg:y="12.13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0" draw:layer="layout" svg:width="2.191cm" svg:height="0.963cm" svg:x="21.869cm" svg:y="12.994cm">
          <draw:text-box>
            <text:p text:style-name="P4"><text:span text:style-name="T2">Comp</text:span></text:p>
          </draw:text-box>
        </draw:frame>
        <draw:frame draw:style-name="gr69" draw:text-style-name="P10" draw:layer="layout" svg:width="2.226cm" svg:height="1.115cm" svg:x="17.992cm" svg:y="10.509cm">
          <draw:text-box>
            <text:p text:style-name="P4"><text:span text:style-name="T2">Motor</text:span></text:p>
          </draw:text-box>
        </draw:frame>
        <draw:connector draw:style-name="gr4" draw:text-style-name="P2" draw:layer="layout" svg:x1="9.923cm" svg:y1="9.908cm" svg:x2="9.917cm" svg:y2="10.834cm" draw:start-shape="id45" draw:start-glue-point="2" draw:end-shape="id43" draw:end-glue-point="3" svg:d="m9923 9908v463h-6v463">
          <text:p/>
        </draw:connector>
        <draw:g draw:id="id45">
          <draw:custom-shape draw:style-name="gr64" draw:text-style-name="P2" draw:layer="layout" svg:width="1.236cm" svg:height="1.281cm" svg:x="9.297cm" svg:y="8.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10.549cm" svg:y="8.611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2" draw:layer="layout" draw:line-skew="0cm -0.488cm" svg:x1="13.121cm" svg:y1="9.312cm" svg:x2="9.923cm" svg:y2="7.333cm" draw:start-shape="id44" draw:start-glue-point="5" draw:end-shape="id45" draw:end-glue-point="0" svg:d="m13121 9312h-1286v-2968h-1912v989">
          <text:p/>
        </draw:connector>
      </draw:page>
      <draw:page draw:name="page7" draw:style-name="dp1" draw:master-page-name="Default">
        <draw:rect draw:style-name="gr78" draw:text-style-name="P1" draw:id="id51" draw:layer="layout" svg:width="1.381cm" svg:height="5.023cm" draw:transform="rotate (3.1415926535892) translate (21.466cm 13.285cm)">
          <text:p text:style-name="P1"><text:span text:style-name="T1">HX</text:span></text:p>
        </draw:rect>
        <draw:custom-shape draw:style-name="gr17" draw:text-style-name="P2" draw:id="id47" draw:layer="layout" svg:width="0.857cm" svg:height="0.798cm" svg:x="20.351cm" svg:y="1.347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50">
          <draw:glue-point draw:id="4" svg:x="-4.945cm" svg:y="-3.918cm"/>
          <draw:glue-point draw:id="5" svg:x="4.94cm" svg:y="-3.299cm"/>
          <draw:g>
            <draw:custom-shape draw:style-name="gr79" draw:text-style-name="P5" draw:layer="layout" svg:width="2.784cm" svg:height="1.776cm" svg:x="17.079cm" svg:y="16.94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0" draw:text-style-name="P5" draw:layer="layout" svg:width="2.784cm" svg:height="2.959cm" svg:x="17.079cm" svg:y="13.987cm">
              <text:p/>
              <draw:enhanced-geometry svg:viewBox="0 0 21600 21600" draw:mirror-horizontal="false" draw:mirror-vertical="false" draw:type="rectangle" draw:enhanced-path="M 0 0 L 21600 0 21600 21600 0 21600 0 0 Z N"/>
            </draw:custom-shape>
            <draw:frame draw:style-name="gr20" draw:text-style-name="P13" draw:layer="layout" svg:width="2.812cm" svg:height="2.074cm" svg:x="17.056cm" svg:y="14.5cm">
              <draw:text-box>
                <text:p text:style-name="P3"><text:span text:style-name="T5">Sep</text:span></text:p>
              </draw:text-box>
            </draw:frame>
          </draw:g>
        </draw:g>
        <draw:frame draw:style-name="gr5" draw:text-style-name="P4" draw:layer="layout" svg:width="1.781cm" svg:height="0.093cm" svg:x="24.892cm" svg:y="14.054cm">
          <draw:text-box>
            <text:p/>
          </draw:text-box>
        </draw:frame>
        <draw:rect draw:style-name="gr23" draw:text-style-name="P1" draw:id="id46" draw:layer="layout" svg:width="2.861cm" svg:height="4.688cm" svg:x="13.378cm" svg:y="6.132cm">
          <draw:glue-point draw:id="4" svg:x="4.998cm" svg:y="-2.54cm"/>
          <draw:glue-point draw:id="5" svg:x="-4.991cm" svg:y="-2.668cm"/>
          <draw:glue-point draw:id="6" svg:x="-4.991cm" svg:y="2.832cm"/>
          <draw:glue-point draw:id="7" svg:x="4.998cm" svg:y="2.666cm"/>
          <text:p text:style-name="P3"><text:span text:style-name="T1">Reg</text:span></text:p>
        </draw:rect>
        <draw:custom-shape draw:style-name="gr7" draw:text-style-name="P2" draw:layer="layout" svg:width="2.71cm" svg:height="2.705cm" draw:transform="rotate (3.1415926535892) translate (24.296cm 11.86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53">
          <draw:g>
            <draw:circle draw:style-name="gr81" draw:text-style-name="P5" draw:layer="layout" svg:width="2.39cm" svg:height="2.39cm" draw:transform="rotate (3.1415926535892) translate (9.356cm 15.463cm)">
              <text:p/>
            </draw:circle>
            <draw:line draw:style-name="gr82" draw:text-style-name="P5" draw:layer="layout" svg:x1="7.307cm" svg:y1="15.12cm" svg:x2="9.232cm" svg:y2="14.801cm">
              <text:p/>
            </draw:line>
            <draw:line draw:style-name="gr83" draw:text-style-name="P5" draw:layer="layout" svg:x1="9.284cm" svg:y1="13.853cm" svg:x2="7.237cm" svg:y2="13.512cm">
              <text:p/>
            </draw:line>
          </draw:g>
          <draw:frame draw:style-name="gr11" draw:text-style-name="P10" draw:layer="layout" svg:width="2.191cm" svg:height="0.963cm" svg:x="7.085cm" svg:y="13.803cm">
            <draw:text-box>
              <text:p text:style-name="P4"><text:span text:style-name="T2">Comp</text:span></text:p>
            </draw:text-box>
          </draw:frame>
        </draw:g>
        <draw:g>
          <draw:g draw:id="id49">
            <draw:ellipse draw:style-name="gr84" draw:text-style-name="P5" draw:layer="layout" svg:width="2.388cm" svg:height="2.39cm" svg:x="24.111cm" svg:y="6.866cm">
              <text:p/>
            </draw:ellipse>
            <draw:line draw:style-name="gr85" draw:text-style-name="P5" draw:layer="layout" svg:x1="26.159cm" svg:y1="7.209cm" svg:x2="24.234cm" svg:y2="7.528cm">
              <text:p/>
            </draw:line>
            <draw:line draw:style-name="gr86" draw:text-style-name="P5" draw:layer="layout" svg:x1="24.182cm" svg:y1="8.476cm" svg:x2="26.229cm" svg:y2="8.817cm">
              <text:p/>
            </draw:line>
          </draw:g>
          <draw:frame draw:style-name="gr69" draw:text-style-name="P10" draw:layer="layout" svg:width="2.226cm" svg:height="1.115cm" svg:x="24.273cm" svg:y="7.585cm">
            <draw:text-box>
              <text:p text:style-name="P4"><text:span text:style-name="T2">Pump</text:span></text:p>
            </draw:text-box>
          </draw:frame>
        </draw:g>
        <draw:rect draw:style-name="gr1" draw:text-style-name="P1" draw:id="id54" draw:layer="layout" svg:width="1.381cm" svg:height="5.023cm" draw:transform="rotate (3.1415926535892) translate (8.842cm 10.598cm)">
          <text:p text:style-name="P1"><text:span text:style-name="T1">HX</text:span></text:p>
        </draw:rect>
        <draw:custom-shape draw:style-name="gr17" draw:text-style-name="P2" draw:id="id56" draw:layer="layout" svg:width="0.857cm" svg:height="0.798cm" svg:x="7.715cm" svg:y="17.14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52">
          <draw:glue-point draw:id="4" svg:x="-4.945cm" svg:y="-3.918cm"/>
          <draw:glue-point draw:id="5" svg:x="4.94cm" svg:y="-3.299cm"/>
          <draw:g>
            <draw:custom-shape draw:style-name="gr87" draw:text-style-name="P5" draw:layer="layout" svg:width="2.784cm" svg:height="1.776cm" svg:x="2.954cm" svg:y="6.662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8" draw:text-style-name="P5" draw:layer="layout" svg:width="2.784cm" svg:height="2.959cm" svg:x="2.954cm" svg:y="3.703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2.931cm" svg:y="4.216cm">
              <draw:text-box>
                <text:p text:style-name="P3"><text:span text:style-name="T5">Sep</text:span></text:p>
                <text:p text:style-name="P3"><text:span text:style-name="T4"/></text:p>
              </draw:text-box>
            </draw:frame>
          </draw:g>
        </draw:g>
        <draw:custom-shape draw:style-name="gr2" draw:text-style-name="P2" draw:layer="layout" svg:width="2.71cm" svg:height="2.705cm" svg:x="8.999cm" svg:y="6.75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48">
          <draw:g>
            <draw:circle draw:style-name="gr89" draw:text-style-name="P5" draw:layer="layout" svg:width="2.39cm" svg:height="2.39cm" svg:x="19.587cm" svg:y="3.906cm">
              <text:p/>
            </draw:circle>
            <draw:line draw:style-name="gr90" draw:text-style-name="P5" draw:layer="layout" svg:x1="21.636cm" svg:y1="4.249cm" svg:x2="19.711cm" svg:y2="4.568cm">
              <text:p/>
            </draw:line>
            <draw:line draw:style-name="gr91" draw:text-style-name="P5" draw:layer="layout" svg:x1="19.659cm" svg:y1="5.516cm" svg:x2="21.706cm" svg:y2="5.857cm">
              <text:p/>
            </draw:line>
          </draw:g>
          <draw:frame draw:style-name="gr92" draw:text-style-name="P10" draw:layer="layout" svg:width="4.409cm" svg:height="0.963cm" svg:x="20.064cm" svg:y="4.611cm">
            <draw:text-box>
              <text:p text:style-name="P4"><text:span text:style-name="T2">Exp</text:span></text:p>
            </draw:text-box>
          </draw:frame>
        </draw:g>
        <draw:g draw:id="id55">
          <draw:g>
            <draw:ellipse draw:style-name="gr93" draw:text-style-name="P5" draw:layer="layout" svg:width="2.388cm" svg:height="2.39cm" svg:x="3.166cm" svg:y="9.479cm">
              <text:p/>
            </draw:ellipse>
            <draw:line draw:style-name="gr94" draw:text-style-name="P5" draw:layer="layout" svg:x1="5.214cm" svg:y1="9.822cm" svg:x2="3.289cm" svg:y2="10.141cm">
              <text:p/>
            </draw:line>
            <draw:line draw:style-name="gr95" draw:text-style-name="P5" draw:layer="layout" svg:x1="3.237cm" svg:y1="11.089cm" svg:x2="5.284cm" svg:y2="11.43cm">
              <text:p/>
            </draw:line>
          </draw:g>
          <draw:frame draw:style-name="gr69" draw:text-style-name="P10" draw:layer="layout" svg:width="2.226cm" svg:height="1.115cm" svg:x="3.292cm" svg:y="10.117cm">
            <draw:text-box>
              <text:p text:style-name="P4"><text:span text:style-name="T2">Motor</text:span></text:p>
            </draw:text-box>
          </draw:frame>
        </draw:g>
        <draw:connector draw:style-name="gr96" draw:text-style-name="P2" draw:layer="layout" svg:x1="16.237cm" svg:y1="7.286cm" svg:x2="20.351cm" svg:y2="1.745cm" draw:start-shape="id46" draw:start-glue-point="4" draw:end-shape="id47" draw:end-glue-point="6" svg:d="m16237 7286h2007v-5541h2107">
          <text:p/>
        </draw:connector>
        <draw:connector draw:style-name="gr97" draw:text-style-name="P2" draw:layer="layout" svg:x1="20.779cm" svg:y1="2.145cm" svg:x2="22.03cm" svg:y2="3.906cm" draw:start-shape="id47" draw:start-glue-point="8" draw:end-shape="id48" draw:end-glue-point="0" svg:d="m20779 2145v906h1251v855">
          <text:p/>
        </draw:connector>
        <draw:connector draw:style-name="gr98" draw:text-style-name="P2" draw:layer="layout" svg:x1="25.305cm" svg:y1="6.866cm" svg:x2="21.208cm" svg:y2="1.745cm" draw:start-shape="id49" draw:start-glue-point="0" draw:end-shape="id47" draw:end-glue-point="10" svg:d="m25305 6866v-5121h-4097">
          <text:p/>
        </draw:connector>
        <draw:connector draw:style-name="gr98" draw:text-style-name="P2" draw:layer="layout" svg:x1="18.462cm" svg:y1="18.722cm" svg:x2="25.305cm" svg:y2="9.256cm" draw:start-shape="id50" draw:start-glue-point="2" draw:end-shape="id49" draw:end-glue-point="2" svg:d="m18462 18722v603h6843v-10069">
          <text:p/>
        </draw:connector>
        <draw:connector draw:style-name="gr97" draw:text-style-name="P2" draw:layer="layout" svg:x1="22.03cm" svg:y1="6.296cm" svg:x2="20.776cm" svg:y2="8.262cm" draw:start-shape="id48" draw:start-glue-point="2" draw:end-shape="id51" draw:end-glue-point="2" svg:d="m22030 6296v1009h-1254v957">
          <text:p/>
        </draw:connector>
        <draw:connector draw:style-name="gr97" draw:text-style-name="P2" draw:layer="layout" svg:x1="20.776cm" svg:y1="13.285cm" svg:x2="19.851cm" svg:y2="14.792cm" draw:start-shape="id51" draw:start-glue-point="0" draw:end-shape="id50" draw:end-glue-point="5" svg:d="m20776 13285v1507h-925">
          <text:p/>
        </draw:connector>
        <draw:connector draw:style-name="gr96" draw:text-style-name="P2" draw:layer="layout" svg:x1="18.462cm" svg:y1="13.987cm" svg:x2="16.237cm" svg:y2="9.725cm" draw:start-shape="id50" draw:start-glue-point="0" draw:end-shape="id46" draw:end-glue-point="7" svg:d="m18462 13987v-4262h-2225">
          <text:p/>
        </draw:connector>
        <draw:connector draw:style-name="gr99" draw:text-style-name="P2" draw:layer="layout" draw:line-skew="0cm 2.887cm" svg:x1="4.337cm" svg:y1="3.703cm" svg:x2="13.381cm" svg:y2="7.226cm" draw:start-shape="id52" draw:start-glue-point="0" draw:end-shape="id46" draw:end-glue-point="5" svg:d="m4337 3703v-552h8160v4075h884">
          <text:p/>
        </draw:connector>
        <draw:connector draw:style-name="gr100" draw:text-style-name="P2" draw:layer="layout" svg:x1="8.161cm" svg:y1="13.073cm" svg:x2="8.152cm" svg:y2="10.598cm" draw:start-shape="id53" draw:start-glue-point="0" draw:end-shape="id54" draw:end-glue-point="0" svg:d="m8161 13073v-1263h-9v-1212">
          <text:p/>
        </draw:connector>
        <draw:connector draw:style-name="gr100" draw:text-style-name="P2" draw:layer="layout" svg:x1="8.152cm" svg:y1="5.575cm" svg:x2="5.726cm" svg:y2="4.508cm" draw:start-shape="id54" draw:start-glue-point="2" draw:end-shape="id52" draw:end-glue-point="5" svg:d="m8152 5575v-1067h-2426">
          <text:p/>
        </draw:connector>
        <draw:connector draw:style-name="gr101" draw:text-style-name="P2" draw:layer="layout" svg:x1="4.337cm" svg:y1="8.438cm" svg:x2="4.36cm" svg:y2="9.479cm" draw:start-shape="id52" draw:start-glue-point="2" draw:end-shape="id55" draw:end-glue-point="0" svg:d="m4337 8438v547h23v494">
          <text:p/>
        </draw:connector>
        <draw:connector draw:style-name="gr99" draw:text-style-name="P2" draw:layer="layout" svg:x1="13.381cm" svg:y1="9.803cm" svg:x2="8.572cm" svg:y2="17.54cm" draw:start-shape="id46" draw:start-glue-point="6" draw:end-shape="id56" draw:end-glue-point="10" svg:d="m13381 9803h-2355v7737h-2454">
          <text:p/>
        </draw:connector>
        <draw:connector draw:style-name="gr100" draw:text-style-name="P2" draw:layer="layout" svg:x1="8.143cm" svg:y1="17.142cm" svg:x2="8.161cm" svg:y2="15.463cm" draw:start-shape="id56" draw:start-glue-point="4" draw:end-shape="id53" draw:end-glue-point="2" svg:d="m8143 17142v-865h18v-814">
          <text:p/>
        </draw:connector>
        <draw:connector draw:style-name="gr101" draw:text-style-name="P2" draw:layer="layout" svg:x1="4.36cm" svg:y1="11.869cm" svg:x2="7.715cm" svg:y2="17.54cm" draw:start-shape="id55" draw:start-glue-point="2" draw:end-shape="id56" draw:end-glue-point="6" svg:d="m4360 11869v5671h3355">
          <text:p/>
        </draw:connector>
      </draw:page>
      <draw:page draw:name="page8" draw:style-name="dp1" draw:master-page-name="Default">
        <draw:rect draw:style-name="gr1" draw:text-style-name="P1" draw:id="id63" draw:layer="layout" svg:width="1.381cm" svg:height="5.023cm" draw:transform="rotate (1.5707963267946) translate (13.085cm 4.355cm)">
          <draw:glue-point draw:id="4" svg:x="4.935cm" svg:y="3.106cm"/>
          <draw:glue-point draw:id="5" svg:x="-4.999cm" svg:y="3.301cm"/>
          <text:p text:style-name="P1"><text:span text:style-name="T1"><text:s/></text:span><text:span text:style-name="T1">Cooler</text:span></text:p>
        </draw:rect>
        <draw:custom-shape draw:style-name="gr17" draw:text-style-name="P2" draw:id="id58" draw:layer="layout" svg:width="0.857cm" svg:height="0.798cm" svg:x="23.289cm" svg:y="9.166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62">
          <draw:glue-point draw:id="4" svg:x="-4.945cm" svg:y="-3.918cm"/>
          <draw:glue-point draw:id="5" svg:x="4.94cm" svg:y="-3.299cm"/>
          <draw:g>
            <draw:custom-shape draw:style-name="gr102" draw:text-style-name="P5" draw:layer="layout" svg:width="2.784cm" svg:height="1.776cm" svg:x="19.774cm" svg:y="5.507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03" draw:text-style-name="P5" draw:layer="layout" svg:width="2.784cm" svg:height="2.959cm" svg:x="19.774cm" svg:y="2.548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9.751cm" svg:y="3.061cm">
              <draw:text-box>
                <text:p text:style-name="P3"><text:span text:style-name="T4">Liquid</text:span></text:p>
                <text:p text:style-name="P3"><text:span text:style-name="T4">Sep</text:span></text:p>
              </draw:text-box>
            </draw:frame>
          </draw:g>
        </draw:g>
        <draw:connector draw:style-name="gr21" draw:text-style-name="P2" draw:layer="layout" svg:x1="15.598cm" svg:y1="8.14cm" svg:x2="23.289cm" svg:y2="9.564cm" draw:start-shape="id57" draw:start-glue-point="2" draw:end-shape="id58" draw:end-glue-point="6" svg:d="m15598 8140v1424h7691">
          <text:p/>
        </draw:connector>
        <draw:custom-shape draw:style-name="gr2" draw:text-style-name="P2" draw:layer="layout" svg:width="1.7cm" svg:height="2.705cm" draw:transform="rotate (1.5707963267946) translate (14.215cm 2.89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3.717cm" svg:y1="9.166cm" svg:x2="23.709cm" svg:y2="8.143cm" draw:start-shape="id58" draw:start-glue-point="4" draw:end-shape="id59" draw:end-glue-point="2" svg:d="m23717 9166v-602l-8 130v-551">
          <text:p/>
        </draw:connector>
        <draw:rect draw:style-name="gr3" draw:text-style-name="P1" draw:id="id61" draw:layer="layout" svg:width="4.508cm" svg:height="1.558cm" svg:x="3.415cm" svg:y="6.885cm">
          <text:p text:style-name="P3"><text:span text:style-name="T1">Evaporator</text:span></text:p>
        </draw:rect>
        <draw:custom-shape draw:style-name="gr7" draw:text-style-name="P2" draw:layer="layout" svg:width="1.895cm" svg:height="2.705cm" draw:transform="rotate (1.5707963267946) translate (4.29cm 10.41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59">
            <draw:circle draw:style-name="gr104" draw:text-style-name="P5" draw:layer="layout" svg:width="2.39cm" svg:height="2.39cm" draw:transform="rotate (3.1415926535892) translate (24.904cm 8.143cm)">
              <text:p/>
            </draw:circle>
            <draw:line draw:style-name="gr105" draw:text-style-name="P5" draw:layer="layout" svg:x1="22.855cm" svg:y1="7.8cm" svg:x2="24.78cm" svg:y2="7.481cm">
              <text:p/>
            </draw:line>
            <draw:line draw:style-name="gr106" draw:text-style-name="P5" draw:layer="layout" svg:x1="24.832cm" svg:y1="6.533cm" svg:x2="22.785cm" svg:y2="6.192cm">
              <text:p/>
            </draw:line>
          </draw:g>
          <draw:frame draw:style-name="gr11" draw:text-style-name="P10" draw:layer="layout" svg:width="2.191cm" svg:height="0.963cm" svg:x="22.633cm" svg:y="6.514cm">
            <draw:text-box>
              <text:p text:style-name="P4"><text:span text:style-name="T2">Comp</text:span></text:p>
            </draw:text-box>
          </draw:frame>
        </draw:g>
        <draw:g draw:id="id64">
          <draw:g draw:id="id57">
            <draw:ellipse draw:style-name="gr107" draw:text-style-name="P5" draw:layer="layout" svg:width="2.388cm" svg:height="2.39cm" svg:x="14.404cm" svg:y="5.75cm">
              <text:p/>
            </draw:ellipse>
            <draw:line draw:style-name="gr108" draw:text-style-name="P5" draw:layer="layout" svg:x1="16.452cm" svg:y1="6.093cm" svg:x2="14.527cm" svg:y2="6.412cm">
              <text:p/>
            </draw:line>
            <draw:line draw:style-name="gr109" draw:text-style-name="P5" draw:layer="layout" svg:x1="14.475cm" svg:y1="7.36cm" svg:x2="16.522cm" svg:y2="7.701cm">
              <text:p/>
            </draw:line>
          </draw:g>
          <draw:frame draw:style-name="gr69" draw:text-style-name="P10" draw:layer="layout" svg:width="2.226cm" svg:height="1.115cm" svg:x="14.565cm" svg:y="6.4cm">
            <draw:text-box>
              <text:p text:style-name="P4"><text:span text:style-name="T2">Motor</text:span></text:p>
            </draw:text-box>
          </draw:frame>
        </draw:g>
        <draw:connector draw:style-name="gr4" draw:text-style-name="P2" draw:layer="layout" svg:x1="2.611cm" svg:y1="7.198cm" svg:x2="3.415cm" svg:y2="7.664cm" draw:start-shape="id60" draw:start-glue-point="2" draw:end-shape="id61" draw:end-glue-point="3" svg:d="m2611 7198v466h804">
          <text:p/>
        </draw:connector>
        <draw:g draw:id="id60">
          <draw:custom-shape draw:style-name="gr64" draw:text-style-name="P2" draw:layer="layout" svg:width="0.928cm" svg:height="0.962cm" svg:x="2.141cm" svg:y="6.23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0.929cm" svg:height="-0.959cm" svg:x="3.081cm" svg:y="6.22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2" draw:layer="layout" svg:x1="23.709cm" svg:y1="5.753cm" svg:x2="22.546cm" svg:y2="3.353cm" draw:start-shape="id59" draw:start-glue-point="0" draw:end-shape="id62" draw:end-glue-point="5" svg:d="m23709 5753v-2400h-1163">
          <text:p/>
        </draw:connector>
        <draw:connector draw:style-name="gr6" draw:text-style-name="P2" draw:layer="layout" svg:x1="21.157cm" svg:y1="2.548cm" svg:x2="18.108cm" svg:y2="3.665cm" draw:start-shape="id62" draw:start-glue-point="0" draw:end-shape="id63" draw:end-glue-point="2" svg:d="m21157 2548v-552h-2267v1669h-782">
          <text:p/>
        </draw:connector>
        <draw:connector draw:style-name="gr6" draw:text-style-name="P2" draw:layer="layout" svg:x1="21.157cm" svg:y1="7.283cm" svg:x2="18.074cm" svg:y2="4.092cm" draw:start-shape="id62" draw:start-glue-point="2" draw:end-shape="id63" draw:end-glue-point="4" svg:d="m21157 7283v603h-2267v-3794h-816">
          <text:p/>
        </draw:connector>
        <draw:connector draw:style-name="gr6" draw:text-style-name="P2" draw:layer="layout" svg:x1="15.596cm" svg:y1="4.355cm" svg:x2="15.598cm" svg:y2="5.75cm" draw:start-shape="id63" draw:start-glue-point="3" draw:end-shape="id64" draw:end-glue-point="0" svg:d="m15596 4355v672h2v723">
          <text:p/>
        </draw:connector>
        <draw:rect draw:style-name="gr23" draw:text-style-name="P1" draw:id="id65" draw:layer="layout" svg:width="2.861cm" svg:height="4.688cm" svg:x="8.784cm" svg:y="3.991cm">
          <draw:glue-point draw:id="4" svg:x="5.002cm" svg:y="-2.543cm"/>
          <draw:glue-point draw:id="5" svg:x="-4.997cm" svg:y="-2.672cm"/>
          <draw:glue-point draw:id="6" svg:x="-4.997cm" svg:y="2.835cm"/>
          <draw:glue-point draw:id="7" svg:x="5.002cm" svg:y="2.669cm"/>
          <text:p text:style-name="P3"><text:span text:style-name="T1">Reg.</text:span></text:p>
        </draw:rect>
        <draw:connector draw:style-name="gr6" draw:text-style-name="P2" draw:layer="layout" svg:x1="13.085cm" svg:y1="3.665cm" svg:x2="11.645cm" svg:y2="5.143cm" draw:start-shape="id63" draw:start-glue-point="0" draw:end-shape="id65" draw:end-glue-point="4" svg:d="m13085 3665h-720v1478h-720">
          <text:p/>
        </draw:connector>
        <draw:connector draw:style-name="gr6" draw:text-style-name="P2" draw:layer="layout" draw:line-skew="0cm -0.345cm" svg:x1="8.785cm" svg:y1="5.083cm" svg:x2="2.611cm" svg:y2="5.265cm" draw:start-shape="id65" draw:start-glue-point="5" draw:end-shape="id60" draw:end-glue-point="0" svg:d="m8785 5083h-2852v-664h-3322v846">
          <text:p/>
        </draw:connector>
        <draw:connector draw:style-name="gr4" draw:text-style-name="P2" draw:layer="layout" svg:x1="7.923cm" svg:y1="7.664cm" svg:x2="8.785cm" svg:y2="7.664cm" draw:start-shape="id61" draw:start-glue-point="1" draw:end-shape="id65" draw:end-glue-point="6" svg:d="m7923 7664h862">
          <text:p/>
        </draw:connector>
        <draw:connector draw:style-name="gr4" draw:text-style-name="P2" draw:layer="layout" draw:line-skew="-4.314cm 0.291cm" svg:x1="11.645cm" svg:y1="7.586cm" svg:x2="23.717cm" svg:y2="9.964cm" draw:start-shape="id65" draw:start-glue-point="7" draw:end-shape="id58" draw:end-glue-point="8" svg:d="m11645 7586h1457v3271h10615v-893">
          <text:p/>
        </draw:connector>
      </draw:page>
      <draw:page draw:name="page9" draw:style-name="dp1" draw:master-page-name="Default">
        <draw:rect draw:style-name="gr1" draw:text-style-name="P1" draw:id="id68" draw:layer="layout" svg:width="1.381cm" svg:height="5.023cm" draw:transform="rotate (1.5707963267946) translate (13.185cm 4.955cm)">
          <draw:glue-point draw:id="4" svg:x="4.935cm" svg:y="3.106cm"/>
          <draw:glue-point draw:id="5" svg:x="-4.999cm" svg:y="3.301cm"/>
          <text:p text:style-name="P1"><text:span text:style-name="T1"><text:s/></text:span><text:span text:style-name="T1">Cooler</text:span></text:p>
        </draw:rect>
        <draw:custom-shape draw:style-name="gr2" draw:text-style-name="P2" draw:layer="layout" svg:width="1.7cm" svg:height="2.705cm" draw:transform="rotate (1.5707963267946) translate (14.415cm 3.42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id="id67" draw:layer="layout" svg:width="4.508cm" svg:height="1.558cm" svg:x="13.586cm" svg:y="7.665cm">
          <text:p text:style-name="P3"><text:span text:style-name="T1">Evaporator</text:span></text:p>
        </draw:rect>
        <draw:custom-shape draw:style-name="gr7" draw:text-style-name="P2" draw:layer="layout" svg:width="1.895cm" svg:height="2.705cm" draw:transform="rotate (1.5707963267946) translate (14.497cm 11.2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69">
          <draw:g>
            <draw:circle draw:style-name="gr110" draw:text-style-name="P5" draw:layer="layout" svg:width="2.39cm" svg:height="2.39cm" draw:transform="rotate (3.1415926535892) translate (21.055cm 7.49cm)">
              <text:p/>
            </draw:circle>
            <draw:line draw:style-name="gr111" draw:text-style-name="P5" draw:layer="layout" svg:x1="19.006cm" svg:y1="7.147cm" svg:x2="20.931cm" svg:y2="6.828cm">
              <text:p/>
            </draw:line>
            <draw:line draw:style-name="gr112" draw:text-style-name="P5" draw:layer="layout" svg:x1="20.983cm" svg:y1="5.88cm" svg:x2="18.936cm" svg:y2="5.539cm">
              <text:p/>
            </draw:line>
          </draw:g>
          <draw:frame draw:style-name="gr11" draw:text-style-name="P10" draw:layer="layout" svg:width="2.191cm" svg:height="0.963cm" svg:x="18.784cm" svg:y="5.861cm">
            <draw:text-box>
              <text:p text:style-name="P4"><text:span text:style-name="T2">Comp</text:span></text:p>
            </draw:text-box>
          </draw:frame>
        </draw:g>
        <draw:connector draw:style-name="gr4" draw:text-style-name="P2" draw:layer="layout" svg:x1="11.786cm" svg:y1="7.232cm" svg:x2="13.586cm" svg:y2="8.444cm" draw:start-shape="id66" draw:start-glue-point="2" draw:end-shape="id67" draw:end-glue-point="3" svg:d="m11786 7232v1212h1800">
          <text:p/>
        </draw:connector>
        <draw:g draw:id="id66">
          <draw:custom-shape draw:style-name="gr64" draw:text-style-name="P2" draw:layer="layout" svg:width="0.928cm" svg:height="0.962cm" svg:x="11.316cm" svg:y="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0.929cm" svg:height="-0.959cm" svg:x="12.256cm" svg:y="6.25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2" draw:layer="layout" svg:x1="13.185cm" svg:y1="4.265cm" svg:x2="11.786cm" svg:y2="5.299cm" draw:start-shape="id68" draw:start-glue-point="0" draw:end-shape="id66" draw:end-glue-point="0" svg:d="m13185 4265h-1399v1034">
          <text:p/>
        </draw:connector>
        <draw:connector draw:style-name="gr4" draw:text-style-name="P2" draw:layer="layout" svg:x1="18.094cm" svg:y1="8.444cm" svg:x2="19.86cm" svg:y2="7.49cm" draw:start-shape="id67" draw:start-glue-point="1" draw:end-shape="id69" draw:end-glue-point="2" svg:d="m18094 8444h1766v-954">
          <text:p/>
        </draw:connector>
        <draw:connector draw:style-name="gr6" draw:text-style-name="P2" draw:layer="layout" svg:x1="19.86cm" svg:y1="5.1cm" svg:x2="18.208cm" svg:y2="4.265cm" draw:start-shape="id69" draw:start-glue-point="0" draw:end-shape="id68" draw:end-glue-point="2" svg:d="m19860 5100v-835h-1652">
          <text:p/>
        </draw:connector>
      </draw:page>
      <draw:page draw:name="page10" draw:style-name="dp1" draw:master-page-name="Default">
        <draw:rect draw:style-name="gr1" draw:text-style-name="P7" draw:id="id78" draw:layer="layout" svg:width="1.381cm" svg:height="5.023cm" draw:transform="rotate (3.1415926535892) translate (23.629cm 10.512cm)">
          <text:p text:style-name="P7"><text:span text:style-name="T3">Gas Cooler</text:span></text:p>
        </draw:rect>
        <draw:custom-shape draw:style-name="gr17" draw:text-style-name="P2" draw:id="id72"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71">
          <draw:ellipse draw:style-name="gr113" draw:text-style-name="P5" draw:layer="layout" svg:width="2.388cm" svg:height="2.39cm" svg:x="17.831cm" svg:y="9.859cm">
            <text:p/>
          </draw:ellipse>
          <draw:line draw:style-name="gr114" draw:text-style-name="P5" draw:layer="layout" svg:x1="19.879cm" svg:y1="10.202cm" svg:x2="17.954cm" svg:y2="10.521cm">
            <text:p/>
          </draw:line>
          <draw:line draw:style-name="gr115" draw:text-style-name="P5" draw:layer="layout" svg:x1="17.902cm" svg:y1="11.469cm" svg:x2="19.949cm" svg:y2="11.81cm">
            <text:p/>
          </draw:line>
        </draw:g>
        <draw:g draw:id="id73">
          <draw:circle draw:style-name="gr116" draw:text-style-name="P5" draw:layer="layout" svg:width="2.39cm" svg:height="2.39cm" draw:transform="rotate (3.1415926535892) translate (24.14cm 14.623cm)">
            <text:p/>
          </draw:circle>
          <draw:line draw:style-name="gr117" draw:text-style-name="P5" draw:layer="layout" svg:x1="22.091cm" svg:y1="14.28cm" svg:x2="24.016cm" svg:y2="13.961cm">
            <text:p/>
          </draw:line>
          <draw:line draw:style-name="gr118" draw:text-style-name="P5" draw:layer="layout" svg:x1="24.068cm" svg:y1="13.013cm" svg:x2="22.021cm" svg:y2="12.672cm">
            <text:p/>
          </draw:line>
        </draw:g>
        <draw:g draw:id="id70">
          <draw:glue-point draw:id="4" svg:x="-4.945cm" svg:y="-3.918cm"/>
          <draw:glue-point draw:id="5" svg:x="4.94cm" svg:y="-3.299cm"/>
          <draw:g>
            <draw:custom-shape draw:style-name="gr119" draw:text-style-name="P5"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0" draw:text-style-name="P5"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9cm">
              <draw:text-box>
                <text:p text:style-name="P3"><text:span text:style-name="T4">Liquid</text:span></text:p>
                <text:p text:style-name="P3"><text:span text:style-name="T4">Sep</text:span></text:p>
              </draw:text-box>
            </draw:frame>
          </draw:g>
        </draw:g>
        <draw:connector draw:style-name="gr21" draw:text-style-name="P2" draw:layer="layout" svg:x1="19.011cm" svg:y1="7.501cm" svg:x2="19.025cm" svg:y2="9.859cm" draw:start-shape="id70" draw:start-glue-point="2" draw:end-shape="id71" draw:end-glue-point="0" svg:d="m19011 7501v1205h14v1153">
          <text:p/>
        </draw:connector>
        <draw:connector draw:style-name="gr21" draw:text-style-name="P2" draw:layer="layout" svg:x1="19.025cm" svg:y1="12.249cm" svg:x2="22.499cm" svg:y2="16.388cm" draw:start-shape="id71" draw:start-glue-point="2" draw:end-shape="id72" draw:end-glue-point="6" svg:d="m19025 12249v4139h3474">
          <text:p/>
        </draw:connector>
        <draw:custom-shape draw:style-name="gr2" draw:text-style-name="P2" draw:layer="layout" svg:width="2.71cm" svg:height="2.705cm" draw:transform="rotate (3.1415926535892)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9cm" svg:x2="22.945cm" svg:y2="14.623cm" draw:start-shape="id72" draw:start-glue-point="4" draw:end-shape="id73" draw:end-glue-point="2" svg:d="m22927 15990v-602l18-214v-551">
          <text:p/>
        </draw:connector>
        <draw:rect draw:style-name="gr3" draw:text-style-name="P7" draw:id="id75" draw:layer="layout" svg:width="4.508cm" svg:height="1.558cm" svg:x="11.763cm" svg:y="17.344cm">
          <text:p text:style-name="P3"><text:span text:style-name="T3">Evaporator</text:span></text:p>
        </draw:rect>
        <draw:g draw:id="id76">
          <draw:custom-shape draw:style-name="gr64" draw:text-style-name="P2"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286cm" svg:y="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7.615cm" svg:x2="11.763cm" svg:y2="18.123cm" draw:start-shape="id74" draw:start-glue-point="2" draw:end-shape="id75" draw:end-glue-point="3" svg:d="m8676 17615v508h3087">
          <text:p/>
        </draw:connector>
        <draw:connector draw:style-name="gr6" draw:text-style-name="P2" draw:layer="layout" svg:x1="8.66cm" svg:y1="6.37cm" svg:x2="8.676cm" svg:y2="8.305cm" draw:start-shape="id76" draw:start-glue-point="2" draw:end-shape="id77" draw:end-glue-point="0" svg:d="m8660 6370v942h16v993">
          <text:p/>
        </draw:connector>
        <draw:connector draw:style-name="gr65" draw:text-style-name="P2" draw:layer="layout" svg:x1="10.112cm" svg:y1="9.111cm" svg:x2="21.75cm" svg:y2="13.428cm" draw:start-shape="id77" draw:start-glue-point="5" draw:end-shape="id73" draw:end-glue-point="3" svg:d="m10112 9111h5803v4317h5835">
          <text:p/>
        </draw:connector>
        <draw:connector draw:style-name="gr6" draw:text-style-name="P2" draw:layer="layout" svg:x1="22.945cm" svg:y1="12.233cm" svg:x2="22.939cm" svg:y2="10.512cm" draw:start-shape="id73" draw:start-glue-point="0" draw:end-shape="id78" draw:end-glue-point="0" svg:d="m22945 12233v-886h-6v-835">
          <text:p/>
        </draw:connector>
        <draw:g draw:id="id74">
          <draw:custom-shape draw:style-name="gr64" draw:text-style-name="P2"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302cm" svg:y="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3.041cm" svg:x2="8.676cm" svg:y2="15.041cm" draw:start-shape="id77" draw:start-glue-point="2" draw:end-shape="id74" draw:end-glue-point="0" svg:d="m8676 13041v2000">
          <text:p/>
        </draw:connector>
        <draw:connector draw:style-name="gr4" draw:text-style-name="P2" draw:layer="layout" svg:x1="16.271cm" svg:y1="18.123cm" svg:x2="22.927cm" svg:y2="16.788cm" draw:start-shape="id75" draw:start-glue-point="1" draw:end-shape="id72" draw:end-glue-point="8" svg:d="m16271 18123h6656v-1335">
          <text:p/>
        </draw:connector>
        <draw:connector draw:style-name="gr6" draw:text-style-name="P2" draw:layer="layout" svg:x1="19.011cm" svg:y1="2.766cm" svg:x2="8.66cm" svg:y2="3.795cm" draw:start-shape="id70" draw:start-glue-point="0" draw:end-shape="id76" draw:end-glue-point="0" svg:d="m19011 2766v-552h-10351v1581">
          <text:p/>
        </draw:connector>
        <draw:frame draw:style-name="gr5" draw:text-style-name="P4" draw:layer="layout" svg:width="1.781cm" svg:height="0.093cm" svg:x="9.177cm" svg:y="3.714cm">
          <draw:text-box>
            <text:p/>
          </draw:text-box>
        </draw:frame>
        <draw:connector draw:style-name="gr6" draw:text-style-name="P2" draw:layer="layout" svg:x1="22.939cm" svg:y1="5.489cm" svg:x2="20.4cm" svg:y2="3.571cm" draw:start-shape="id78" draw:start-glue-point="2" draw:end-shape="id70" draw:end-glue-point="5" svg:d="m22939 5489v-1918h-2539">
          <text:p/>
        </draw:connector>
        <draw:g draw:id="id77">
          <draw:glue-point draw:id="4" svg:x="-4.945cm" svg:y="-3.918cm"/>
          <draw:glue-point draw:id="5" svg:x="4.94cm" svg:y="-3.299cm"/>
          <draw:g>
            <draw:custom-shape draw:style-name="gr121" draw:text-style-name="P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2" draw:text-style-name="P5"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68" draw:text-style-name="P3" draw:layer="layout" svg:width="2.548cm" svg:height="2.41cm" svg:x="7.582cm" svg:y="8.842cm">
              <draw:text-box>
                <text:p text:style-name="P3">Flash</text:p>
                <text:p text:style-name="P3">Econ</text:p>
              </draw:text-box>
            </draw:frame>
          </draw:g>
        </draw:g>
        <draw:custom-shape draw:style-name="gr7" draw:text-style-name="P2" draw:layer="layout" svg:width="2.71cm" svg:height="2.705cm" draw:transform="rotate (-1.57079632679579) translate (15.336cm 14.54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g>
          <draw:circle draw:style-name="gr123" draw:text-style-name="P5" draw:layer="layout" svg:width="2.39cm" svg:height="2.39cm" draw:transform="rotate (3.1415926535892) translate (24.14cm 14.622cm)">
            <text:p/>
          </draw:circle>
          <draw:line draw:style-name="gr124" draw:text-style-name="P5" draw:layer="layout" svg:x1="22.091cm" svg:y1="14.279cm" svg:x2="24.016cm" svg:y2="13.96cm">
            <text:p/>
          </draw:line>
          <draw:line draw:style-name="gr125" draw:text-style-name="P5" draw:layer="layout" svg:x1="24.068cm" svg:y1="13.012cm" svg:x2="22.021cm" svg:y2="12.671cm">
            <text:p/>
          </draw:line>
        </draw:g>
        <draw:rect draw:style-name="gr1" draw:text-style-name="P7" draw:id="id85" draw:layer="layout" svg:width="1.381cm" svg:height="5.023cm" draw:transform="rotate (3.1415926535892) translate (23.629cm 10.512cm)">
          <text:p text:style-name="P7"><text:span text:style-name="T3">Gas Cooler</text:span></text:p>
        </draw:rect>
        <draw:custom-shape draw:style-name="gr17" draw:text-style-name="P2" draw:id="id81"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80">
          <draw:ellipse draw:style-name="gr126" draw:text-style-name="P5" draw:layer="layout" svg:width="2.388cm" svg:height="2.39cm" svg:x="17.831cm" svg:y="9.859cm">
            <text:p/>
          </draw:ellipse>
          <draw:line draw:style-name="gr127" draw:text-style-name="P5" draw:layer="layout" svg:x1="19.879cm" svg:y1="10.202cm" svg:x2="17.954cm" svg:y2="10.521cm">
            <text:p/>
          </draw:line>
          <draw:line draw:style-name="gr128" draw:text-style-name="P5" draw:layer="layout" svg:x1="17.902cm" svg:y1="11.469cm" svg:x2="19.949cm" svg:y2="11.81cm">
            <text:p/>
          </draw:line>
        </draw:g>
        <draw:g draw:id="id82">
          <draw:circle draw:style-name="gr129" draw:text-style-name="P5" draw:layer="layout" svg:width="2.39cm" svg:height="2.39cm" draw:transform="rotate (3.1415926535892) translate (24.14cm 14.623cm)">
            <text:p/>
          </draw:circle>
          <draw:line draw:style-name="gr130" draw:text-style-name="P5" draw:layer="layout" svg:x1="22.091cm" svg:y1="14.28cm" svg:x2="24.016cm" svg:y2="13.961cm">
            <text:p/>
          </draw:line>
          <draw:line draw:style-name="gr131" draw:text-style-name="P5" draw:layer="layout" svg:x1="24.068cm" svg:y1="13.013cm" svg:x2="22.021cm" svg:y2="12.672cm">
            <text:p/>
          </draw:line>
        </draw:g>
        <draw:g draw:id="id79">
          <draw:glue-point draw:id="4" svg:x="-4.945cm" svg:y="-3.918cm"/>
          <draw:glue-point draw:id="5" svg:x="4.94cm" svg:y="-3.299cm"/>
          <draw:g>
            <draw:custom-shape draw:style-name="gr132" draw:text-style-name="P5"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33" draw:text-style-name="P5"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9cm">
              <draw:text-box>
                <text:p text:style-name="P3"><text:span text:style-name="T4">Liquid</text:span></text:p>
                <text:p text:style-name="P3"><text:span text:style-name="T4">Sep</text:span></text:p>
              </draw:text-box>
            </draw:frame>
          </draw:g>
        </draw:g>
        <draw:connector draw:style-name="gr21" draw:text-style-name="P2" draw:layer="layout" svg:x1="19.011cm" svg:y1="7.501cm" svg:x2="19.025cm" svg:y2="9.859cm" draw:start-shape="id79" draw:start-glue-point="2" draw:end-shape="id80" draw:end-glue-point="0" svg:d="m19011 7501v1205h14v1153">
          <text:p/>
        </draw:connector>
        <draw:connector draw:style-name="gr21" draw:text-style-name="P2" draw:layer="layout" svg:x1="19.025cm" svg:y1="12.249cm" svg:x2="22.499cm" svg:y2="16.388cm" draw:start-shape="id80" draw:start-glue-point="2" draw:end-shape="id81" draw:end-glue-point="6" svg:d="m19025 12249v4139h3474">
          <text:p/>
        </draw:connector>
        <draw:custom-shape draw:style-name="gr2" draw:text-style-name="P2" draw:layer="layout" svg:width="2.71cm" svg:height="2.705cm" draw:transform="rotate (3.1415926535892)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9cm" svg:x2="22.945cm" svg:y2="14.623cm" draw:start-shape="id81" draw:start-glue-point="4" draw:end-shape="id82" draw:end-glue-point="2" svg:d="m22927 15990v-602l18-214v-551">
          <text:p/>
        </draw:connector>
        <draw:rect draw:style-name="gr3" draw:text-style-name="P7" draw:id="id84" draw:layer="layout" svg:width="4.508cm" svg:height="1.558cm" draw:transform="rotate (1.5707963267946) translate (10.509cm 16.127cm)">
          <text:p text:style-name="P3"><text:span text:style-name="T3">Evaporator</text:span></text:p>
        </draw:rect>
        <draw:g draw:id="id83">
          <draw:custom-shape draw:style-name="gr64" draw:text-style-name="P2"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286cm" svg:y="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draw:line-skew="1.291cm" svg:x1="8.66cm" svg:y1="6.37cm" svg:x2="11.288cm" svg:y2="16.127cm" draw:start-shape="id83" draw:start-glue-point="2" draw:end-shape="id84" draw:end-glue-point="3" svg:d="m8660 6370v11548h2628v-1791">
          <text:p/>
        </draw:connector>
        <draw:connector draw:style-name="gr6" draw:text-style-name="P2" draw:layer="layout" svg:x1="22.945cm" svg:y1="12.233cm" svg:x2="22.939cm" svg:y2="10.512cm" draw:start-shape="id82" draw:start-glue-point="0" draw:end-shape="id85" draw:end-glue-point="0" svg:d="m22945 12233v-886h-6v-835">
          <text:p/>
        </draw:connector>
        <draw:connector draw:style-name="gr4" draw:text-style-name="P2" draw:layer="layout" svg:x1="11.288cm" svg:y1="11.619cm" svg:x2="13.021cm" svg:y2="7.393cm" draw:start-shape="id84" draw:start-glue-point="1" draw:end-shape="id86" draw:end-glue-point="6" svg:d="m11288 11619v-4226h1733">
          <text:p/>
        </draw:connector>
        <draw:connector draw:style-name="gr6" draw:text-style-name="P2" draw:layer="layout" svg:x1="19.011cm" svg:y1="2.766cm" svg:x2="15.881cm" svg:y2="4.872cm" draw:start-shape="id79" draw:start-glue-point="0" draw:end-shape="id86" draw:end-glue-point="4" svg:d="m19011 2766v-552h-2307v2658h-823">
          <text:p/>
        </draw:connector>
        <draw:frame draw:style-name="gr5" draw:text-style-name="P4" draw:layer="layout" svg:width="1.781cm" svg:height="0.093cm" svg:x="9.177cm" svg:y="3.714cm">
          <draw:text-box>
            <text:p/>
          </draw:text-box>
        </draw:frame>
        <draw:connector draw:style-name="gr6" draw:text-style-name="P2" draw:layer="layout" svg:x1="22.939cm" svg:y1="5.489cm" svg:x2="20.4cm" svg:y2="3.571cm" draw:start-shape="id85" draw:start-glue-point="2" draw:end-shape="id79" draw:end-glue-point="5" svg:d="m22939 5489v-1918h-2539">
          <text:p/>
        </draw:connector>
        <draw:rect draw:style-name="gr23" draw:text-style-name="P9" draw:id="id86"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2" draw:layer="layout" draw:line-skew="0cm -1.04cm" svg:x1="13.021cm" svg:y1="4.812cm" svg:x2="8.66cm" svg:y2="3.795cm" draw:start-shape="id86" draw:start-glue-point="5" draw:end-shape="id83" draw:end-glue-point="0" svg:d="m13021 4812h-1868v-2558h-2493v1541">
          <text:p/>
        </draw:connector>
        <draw:connector draw:style-name="gr4" draw:text-style-name="P2" draw:layer="layout" draw:line-skew="-2.087cm 0.544cm" svg:x1="15.881cm" svg:y1="7.315cm" svg:x2="22.927cm" svg:y2="16.788cm" draw:start-shape="id86" draw:start-glue-point="7" draw:end-shape="id81" draw:end-glue-point="8" svg:d="m15881 7315h1171v10619h5875v-1146">
          <text:p/>
        </draw:connector>
        <draw:custom-shape draw:style-name="gr7" draw:text-style-name="P2" draw:layer="layout" svg:width="2.71cm" svg:height="2.705cm" draw:transform="rotate (3.1415926535892)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Default">
        <draw:rect draw:style-name="gr1" draw:text-style-name="P7" draw:id="id95" draw:layer="layout" svg:width="1.381cm" svg:height="5.023cm" draw:transform="rotate (3.1415926535892) translate (23.629cm 10.512cm)">
          <text:p text:style-name="P7"><text:span text:style-name="T3">Gas Cooler</text:span></text:p>
        </draw:rect>
        <draw:custom-shape draw:style-name="gr17" draw:text-style-name="P2" draw:id="id89"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88">
          <draw:ellipse draw:style-name="gr134" draw:text-style-name="P5" draw:layer="layout" svg:width="2.388cm" svg:height="2.39cm" svg:x="17.831cm" svg:y="9.859cm">
            <text:p/>
          </draw:ellipse>
          <draw:line draw:style-name="gr135" draw:text-style-name="P5" draw:layer="layout" svg:x1="19.879cm" svg:y1="10.202cm" svg:x2="17.954cm" svg:y2="10.521cm">
            <text:p/>
          </draw:line>
          <draw:line draw:style-name="gr136" draw:text-style-name="P5" draw:layer="layout" svg:x1="17.902cm" svg:y1="11.469cm" svg:x2="19.949cm" svg:y2="11.81cm">
            <text:p/>
          </draw:line>
        </draw:g>
        <draw:g draw:id="id90">
          <draw:circle draw:style-name="gr137" draw:text-style-name="P5" draw:layer="layout" svg:width="2.39cm" svg:height="2.39cm" draw:transform="rotate (3.1415926535892) translate (24.14cm 14.623cm)">
            <text:p/>
          </draw:circle>
          <draw:line draw:style-name="gr138" draw:text-style-name="P5" draw:layer="layout" svg:x1="22.091cm" svg:y1="14.28cm" svg:x2="24.016cm" svg:y2="13.961cm">
            <text:p/>
          </draw:line>
          <draw:line draw:style-name="gr139" draw:text-style-name="P5" draw:layer="layout" svg:x1="24.068cm" svg:y1="13.013cm" svg:x2="22.021cm" svg:y2="12.672cm">
            <text:p/>
          </draw:line>
        </draw:g>
        <draw:g draw:id="id87">
          <draw:glue-point draw:id="4" svg:x="-4.945cm" svg:y="-3.918cm"/>
          <draw:glue-point draw:id="5" svg:x="4.94cm" svg:y="-3.299cm"/>
          <draw:g>
            <draw:custom-shape draw:style-name="gr140" draw:text-style-name="P5"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1" draw:text-style-name="P5"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9cm">
              <draw:text-box>
                <text:p text:style-name="P3"><text:span text:style-name="T4">Liquid</text:span></text:p>
                <text:p text:style-name="P3"><text:span text:style-name="T4">Sep</text:span></text:p>
              </draw:text-box>
            </draw:frame>
          </draw:g>
        </draw:g>
        <draw:connector draw:style-name="gr21" draw:text-style-name="P2" draw:layer="layout" svg:x1="19.011cm" svg:y1="7.501cm" svg:x2="19.025cm" svg:y2="9.859cm" draw:start-shape="id87" draw:start-glue-point="2" draw:end-shape="id88" draw:end-glue-point="0" svg:d="m19011 7501v1205h14v1153">
          <text:p/>
        </draw:connector>
        <draw:connector draw:style-name="gr21" draw:text-style-name="P2" draw:layer="layout" svg:x1="19.025cm" svg:y1="12.249cm" svg:x2="22.499cm" svg:y2="16.388cm" draw:start-shape="id88" draw:start-glue-point="2" draw:end-shape="id89" draw:end-glue-point="6" svg:d="m19025 12249v4139h3474">
          <text:p/>
        </draw:connector>
        <draw:custom-shape draw:style-name="gr2" draw:text-style-name="P2" draw:layer="layout" svg:width="2.71cm" svg:height="2.705cm" draw:transform="rotate (3.1415926535892)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9cm" svg:x2="22.945cm" svg:y2="14.623cm" draw:start-shape="id89" draw:start-glue-point="4" draw:end-shape="id90" draw:end-glue-point="2" svg:d="m22927 15990v-602l18-214v-551">
          <text:p/>
        </draw:connector>
        <draw:rect draw:style-name="gr3" draw:text-style-name="P7" draw:id="id92" draw:layer="layout" svg:width="4.508cm" svg:height="1.558cm" draw:transform="rotate (1.5707963267946) translate (10.509cm 16.127cm)">
          <text:p text:style-name="P3"><text:span text:style-name="T3">Evaporator</text:span></text:p>
        </draw:rect>
        <draw:g draw:id="id93">
          <draw:custom-shape draw:style-name="gr64" draw:text-style-name="P2"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286cm" svg:y="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7.615cm" svg:x2="11.288cm" svg:y2="16.127cm" draw:start-shape="id91" draw:start-glue-point="2" draw:end-shape="id92" draw:end-glue-point="3" svg:d="m8676 17615v500h2612v-1988">
          <text:p/>
        </draw:connector>
        <draw:connector draw:style-name="gr6" draw:text-style-name="P2" draw:layer="layout" svg:x1="8.66cm" svg:y1="6.37cm" svg:x2="8.676cm" svg:y2="8.305cm" draw:start-shape="id93" draw:start-glue-point="2" draw:end-shape="id94" draw:end-glue-point="0" svg:d="m8660 6370v942h16v993">
          <text:p/>
        </draw:connector>
        <draw:connector draw:style-name="gr65" draw:text-style-name="P2" draw:layer="layout" svg:x1="10.112cm" svg:y1="9.111cm" svg:x2="21.75cm" svg:y2="13.428cm" draw:start-shape="id94" draw:start-glue-point="5" draw:end-shape="id90" draw:end-glue-point="3" svg:d="m10112 9111h5803v4317h5835">
          <text:p/>
        </draw:connector>
        <draw:connector draw:style-name="gr6" draw:text-style-name="P2" draw:layer="layout" svg:x1="22.945cm" svg:y1="12.233cm" svg:x2="22.939cm" svg:y2="10.512cm" draw:start-shape="id90" draw:start-glue-point="0" draw:end-shape="id95" draw:end-glue-point="0" svg:d="m22945 12233v-886h-6v-835">
          <text:p/>
        </draw:connector>
        <draw:g draw:id="id91">
          <draw:custom-shape draw:style-name="gr64" draw:text-style-name="P2"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302cm" svg:y="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3.041cm" svg:x2="8.676cm" svg:y2="15.041cm" draw:start-shape="id94" draw:start-glue-point="2" draw:end-shape="id91" draw:end-glue-point="0" svg:d="m8676 13041v2000">
          <text:p/>
        </draw:connector>
        <draw:connector draw:style-name="gr4" draw:text-style-name="P2" draw:layer="layout" svg:x1="11.288cm" svg:y1="11.619cm" svg:x2="13.021cm" svg:y2="7.393cm" draw:start-shape="id92" draw:start-glue-point="1" draw:end-shape="id96" draw:end-glue-point="6" svg:d="m11288 11619v-4226h1733">
          <text:p/>
        </draw:connector>
        <draw:connector draw:style-name="gr6" draw:text-style-name="P2" draw:layer="layout" svg:x1="19.011cm" svg:y1="2.766cm" svg:x2="15.881cm" svg:y2="4.872cm" draw:start-shape="id87" draw:start-glue-point="0" draw:end-shape="id96" draw:end-glue-point="4" svg:d="m19011 2766v-552h-2307v2658h-823">
          <text:p/>
        </draw:connector>
        <draw:frame draw:style-name="gr5" draw:text-style-name="P4" draw:layer="layout" svg:width="1.781cm" svg:height="0.093cm" svg:x="9.177cm" svg:y="3.714cm">
          <draw:text-box>
            <text:p/>
          </draw:text-box>
        </draw:frame>
        <draw:connector draw:style-name="gr6" draw:text-style-name="P2" draw:layer="layout" svg:x1="22.939cm" svg:y1="5.489cm" svg:x2="20.4cm" svg:y2="3.571cm" draw:start-shape="id95" draw:start-glue-point="2" draw:end-shape="id87" draw:end-glue-point="5" svg:d="m22939 5489v-1918h-2539">
          <text:p/>
        </draw:connector>
        <draw:g draw:id="id94">
          <draw:glue-point draw:id="4" svg:x="-4.945cm" svg:y="-3.918cm"/>
          <draw:glue-point draw:id="5" svg:x="4.94cm" svg:y="-3.299cm"/>
          <draw:g>
            <draw:custom-shape draw:style-name="gr142" draw:text-style-name="P5"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3" draw:text-style-name="P5"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68" draw:text-style-name="P3" draw:layer="layout" svg:width="2.548cm" svg:height="2.41cm" svg:x="7.582cm" svg:y="8.842cm">
              <draw:text-box>
                <text:p text:style-name="P3">Flash</text:p>
                <text:p text:style-name="P3">Econ</text:p>
              </draw:text-box>
            </draw:frame>
          </draw:g>
        </draw:g>
        <draw:rect draw:style-name="gr23" draw:text-style-name="P9" draw:id="id96" draw:layer="layout" svg:width="2.861cm" svg:height="4.688cm" svg:x="13.02cm" svg:y="3.72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2" draw:layer="layout" draw:line-skew="0cm -1.04cm" svg:x1="13.021cm" svg:y1="4.812cm" svg:x2="8.66cm" svg:y2="3.795cm" draw:start-shape="id96" draw:start-glue-point="5" draw:end-shape="id93" draw:end-glue-point="0" svg:d="m13021 4812h-1868v-2558h-2493v1541">
          <text:p/>
        </draw:connector>
        <draw:connector draw:style-name="gr4" draw:text-style-name="P2" draw:layer="layout" draw:line-skew="-2.087cm 0.544cm" svg:x1="15.881cm" svg:y1="7.315cm" svg:x2="22.927cm" svg:y2="16.788cm" draw:start-shape="id96" draw:start-glue-point="7" draw:end-shape="id89" draw:end-glue-point="8" svg:d="m15881 7315h1171v10619h5875v-1146">
          <text:p/>
        </draw:connector>
        <draw:custom-shape draw:style-name="gr7" draw:text-style-name="P2" draw:layer="layout" svg:width="2.71cm" svg:height="2.705cm" draw:transform="rotate (3.1415926535892)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Default">
        <draw:rect draw:style-name="gr1" draw:text-style-name="P7" draw:id="id105" draw:layer="layout" svg:width="1.381cm" svg:height="5.023cm" draw:transform="rotate (3.1415926535892) translate (23.629cm 10.511cm)">
          <text:p text:style-name="P7"><text:span text:style-name="T3">Gas Cooler</text:span></text:p>
        </draw:rect>
        <draw:custom-shape draw:style-name="gr17" draw:text-style-name="P2" draw:id="id99" draw:layer="layout" svg:width="0.857cm" svg:height="0.798cm" svg:x="22.499cm" svg:y="15.98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98">
          <draw:ellipse draw:style-name="gr144" draw:text-style-name="P5" draw:layer="layout" svg:width="2.388cm" svg:height="2.39cm" svg:x="17.831cm" svg:y="9.858cm">
            <text:p/>
          </draw:ellipse>
          <draw:line draw:style-name="gr145" draw:text-style-name="P5" draw:layer="layout" svg:x1="19.879cm" svg:y1="10.201cm" svg:x2="17.954cm" svg:y2="10.52cm">
            <text:p/>
          </draw:line>
          <draw:line draw:style-name="gr146" draw:text-style-name="P5" draw:layer="layout" svg:x1="17.902cm" svg:y1="11.468cm" svg:x2="19.949cm" svg:y2="11.809cm">
            <text:p/>
          </draw:line>
        </draw:g>
        <draw:g draw:id="id100">
          <draw:circle draw:style-name="gr147" draw:text-style-name="P5" draw:layer="layout" svg:width="2.39cm" svg:height="2.39cm" draw:transform="rotate (3.1415926535892) translate (24.14cm 14.622cm)">
            <text:p/>
          </draw:circle>
          <draw:line draw:style-name="gr148" draw:text-style-name="P5" draw:layer="layout" svg:x1="22.091cm" svg:y1="14.279cm" svg:x2="24.016cm" svg:y2="13.96cm">
            <text:p/>
          </draw:line>
          <draw:line draw:style-name="gr149" draw:text-style-name="P5" draw:layer="layout" svg:x1="24.068cm" svg:y1="13.012cm" svg:x2="22.021cm" svg:y2="12.671cm">
            <text:p/>
          </draw:line>
        </draw:g>
        <draw:g draw:id="id97">
          <draw:glue-point draw:id="4" svg:x="-4.945cm" svg:y="-3.918cm"/>
          <draw:glue-point draw:id="5" svg:x="4.94cm" svg:y="-3.299cm"/>
          <draw:g>
            <draw:custom-shape draw:style-name="gr150" draw:text-style-name="P5" draw:layer="layout" svg:width="2.784cm" svg:height="1.776cm" svg:x="17.628cm" svg:y="5.72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1" draw:text-style-name="P5" draw:layer="layout" svg:width="2.784cm" svg:height="2.959cm" svg:x="17.628cm" svg:y="2.765cm">
              <text:p/>
              <draw:enhanced-geometry svg:viewBox="0 0 21600 21600" draw:mirror-horizontal="false" draw:mirror-vertical="false" draw:type="rectangle" draw:enhanced-path="M 0 0 L 21600 0 21600 21600 0 21600 0 0 Z N"/>
            </draw:custom-shape>
            <draw:frame draw:style-name="gr20" draw:text-style-name="P8" draw:layer="layout" svg:width="2.812cm" svg:height="2.074cm" svg:x="17.605cm" svg:y="3.278cm">
              <draw:text-box>
                <text:p text:style-name="P3"><text:span text:style-name="T4">Liquid</text:span></text:p>
                <text:p text:style-name="P3"><text:span text:style-name="T4">Sep</text:span></text:p>
              </draw:text-box>
            </draw:frame>
          </draw:g>
        </draw:g>
        <draw:connector draw:style-name="gr21" draw:text-style-name="P2" draw:layer="layout" svg:x1="19.011cm" svg:y1="7.5cm" svg:x2="19.025cm" svg:y2="9.858cm" draw:start-shape="id97" draw:start-glue-point="2" draw:end-shape="id98" draw:end-glue-point="0" svg:d="m19011 7500v1205h14v1153">
          <text:p/>
        </draw:connector>
        <draw:connector draw:style-name="gr21" draw:text-style-name="P2" draw:layer="layout" svg:x1="19.025cm" svg:y1="12.248cm" svg:x2="22.499cm" svg:y2="16.387cm" draw:start-shape="id98" draw:start-glue-point="2" draw:end-shape="id99" draw:end-glue-point="6" svg:d="m19025 12248v4139h3474">
          <text:p/>
        </draw:connector>
        <draw:custom-shape draw:style-name="gr2" draw:text-style-name="P2" draw:layer="layout" svg:width="2.71cm" svg:height="2.705cm" draw:transform="rotate (3.1415926535892) translate (22.071cm 9.4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22.927cm" svg:y1="15.989cm" svg:x2="22.945cm" svg:y2="14.622cm" draw:start-shape="id99" draw:start-glue-point="4" draw:end-shape="id100" draw:end-glue-point="2" svg:d="m22927 15989v-602l18-214v-551">
          <text:p/>
        </draw:connector>
        <draw:rect draw:style-name="gr3" draw:text-style-name="P7" draw:id="id102" draw:layer="layout" svg:width="4.508cm" svg:height="1.558cm" draw:transform="rotate (1.5707963267946) translate (10.509cm 16.126cm)">
          <text:p text:style-name="P3"><text:span text:style-name="T3">Evaporator</text:span></text:p>
        </draw:rect>
        <draw:g draw:id="id103">
          <draw:custom-shape draw:style-name="gr64" draw:text-style-name="P2" draw:layer="layout" svg:width="1.236cm" svg:height="1.281cm" svg:x="8.034cm" svg:y="5.08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286cm" svg:y="5.07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7.614cm" svg:x2="11.288cm" svg:y2="16.126cm" draw:start-shape="id101" draw:start-glue-point="2" draw:end-shape="id102" draw:end-glue-point="3" svg:d="m8676 17614v500h2612v-1988">
          <text:p/>
        </draw:connector>
        <draw:connector draw:style-name="gr6" draw:text-style-name="P2" draw:layer="layout" svg:x1="8.66cm" svg:y1="6.369cm" svg:x2="8.676cm" svg:y2="8.304cm" draw:start-shape="id103" draw:start-glue-point="2" draw:end-shape="id104" draw:end-glue-point="0" svg:d="m8660 6369v942h16v993">
          <text:p/>
        </draw:connector>
        <draw:connector draw:style-name="gr65" draw:text-style-name="P2" draw:layer="layout" svg:x1="10.112cm" svg:y1="9.11cm" svg:x2="21.75cm" svg:y2="13.427cm" draw:start-shape="id104" draw:start-glue-point="5" draw:end-shape="id100" draw:end-glue-point="3" svg:d="m10112 9110h5803v4317h5835">
          <text:p/>
        </draw:connector>
        <draw:connector draw:style-name="gr6" draw:text-style-name="P2" draw:layer="layout" svg:x1="22.945cm" svg:y1="12.232cm" svg:x2="22.939cm" svg:y2="10.511cm" draw:start-shape="id100" draw:start-glue-point="0" draw:end-shape="id105" draw:end-glue-point="0" svg:d="m22945 12232v-886h-6v-835">
          <text:p/>
        </draw:connector>
        <draw:g draw:id="id101">
          <draw:custom-shape draw:style-name="gr64" draw:text-style-name="P2" draw:layer="layout" svg:width="1.236cm" svg:height="1.281cm" svg:x="8.051cm" svg:y="16.33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1.237cm" svg:height="-1.278cm" svg:x="9.302cm" svg:y="16.31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8.676cm" svg:y1="13.04cm" svg:x2="8.676cm" svg:y2="15.04cm" draw:start-shape="id104" draw:start-glue-point="2" draw:end-shape="id101" draw:end-glue-point="0" svg:d="m8676 13040v2000">
          <text:p/>
        </draw:connector>
        <draw:connector draw:style-name="gr4" draw:text-style-name="P2" draw:layer="layout" svg:x1="11.288cm" svg:y1="11.618cm" svg:x2="13.021cm" svg:y2="7.392cm" draw:start-shape="id102" draw:start-glue-point="1" draw:end-shape="id106" draw:end-glue-point="6" svg:d="m11288 11618v-4226h1733">
          <text:p/>
        </draw:connector>
        <draw:connector draw:style-name="gr6" draw:text-style-name="P2" draw:layer="layout" svg:x1="19.011cm" svg:y1="2.765cm" svg:x2="15.881cm" svg:y2="4.871cm" draw:start-shape="id97" draw:start-glue-point="0" draw:end-shape="id106" draw:end-glue-point="4" svg:d="m19011 2765v-552h-2307v2658h-823">
          <text:p/>
        </draw:connector>
        <draw:frame draw:style-name="gr5" draw:text-style-name="P4" draw:layer="layout" svg:width="1.781cm" svg:height="0.093cm" svg:x="9.177cm" svg:y="3.713cm">
          <draw:text-box>
            <text:p/>
          </draw:text-box>
        </draw:frame>
        <draw:connector draw:style-name="gr6" draw:text-style-name="P2" draw:layer="layout" svg:x1="22.939cm" svg:y1="5.488cm" svg:x2="20.4cm" svg:y2="3.57cm" draw:start-shape="id105" draw:start-glue-point="2" draw:end-shape="id97" draw:end-glue-point="5" svg:d="m22939 5488v-1918h-2539">
          <text:p/>
        </draw:connector>
        <draw:g draw:id="id104">
          <draw:glue-point draw:id="4" svg:x="-4.945cm" svg:y="-3.918cm"/>
          <draw:glue-point draw:id="5" svg:x="4.94cm" svg:y="-3.299cm"/>
          <draw:g>
            <draw:custom-shape draw:style-name="gr152" draw:text-style-name="P5" draw:layer="layout" svg:width="2.784cm" svg:height="1.776cm" svg:x="7.222cm" svg:y="11.26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3" draw:text-style-name="P5" draw:layer="layout" svg:width="2.784cm" svg:height="2.96cm" svg:x="7.222cm" svg:y="8.304cm">
              <text:p/>
              <draw:enhanced-geometry svg:viewBox="0 0 21600 21600" draw:mirror-horizontal="false" draw:mirror-vertical="false" draw:type="rectangle" draw:enhanced-path="M 0 0 L 21600 0 21600 21600 0 21600 0 0 Z N"/>
            </draw:custom-shape>
            <draw:frame draw:style-name="gr68" draw:text-style-name="P3" draw:layer="layout" svg:width="2.548cm" svg:height="2.41cm" svg:x="7.582cm" svg:y="8.841cm">
              <draw:text-box>
                <text:p text:style-name="P3">Flash</text:p>
                <text:p text:style-name="P3">Econ</text:p>
              </draw:text-box>
            </draw:frame>
          </draw:g>
        </draw:g>
        <draw:rect draw:style-name="gr23" draw:text-style-name="P9" draw:id="id106" draw:layer="layout" svg:width="2.861cm" svg:height="4.688cm" svg:x="13.02cm" svg:y="3.719cm">
          <draw:glue-point draw:id="4" svg:x="5.002cm" svg:y="-2.543cm"/>
          <draw:glue-point draw:id="5" svg:x="-4.997cm" svg:y="-2.672cm"/>
          <draw:glue-point draw:id="6" svg:x="-4.997cm" svg:y="2.835cm"/>
          <draw:glue-point draw:id="7" svg:x="5.002cm" svg:y="2.669cm"/>
          <text:p text:style-name="P3"><text:span text:style-name="T3">Reg</text:span></text:p>
        </draw:rect>
        <draw:connector draw:style-name="gr6" draw:text-style-name="P2" draw:layer="layout" draw:line-skew="0cm -1.04cm" svg:x1="13.021cm" svg:y1="4.811cm" svg:x2="8.66cm" svg:y2="3.794cm" draw:start-shape="id106" draw:start-glue-point="5" draw:end-shape="id103" draw:end-glue-point="0" svg:d="m13021 4811h-1868v-2558h-2493v1541">
          <text:p/>
        </draw:connector>
        <draw:connector draw:style-name="gr4" draw:text-style-name="P2" draw:layer="layout" draw:line-skew="-2.087cm 0.544cm" svg:x1="15.881cm" svg:y1="7.314cm" svg:x2="22.927cm" svg:y2="16.787cm" draw:start-shape="id106" draw:start-glue-point="7" draw:end-shape="id99" draw:end-glue-point="8" svg:d="m15881 7314h1171v10619h5875v-1146">
          <text:p/>
        </draw:connector>
        <draw:custom-shape draw:style-name="gr7" draw:text-style-name="P2" draw:layer="layout" svg:width="2.71cm" svg:height="2.705cm" draw:transform="rotate (3.1415926535892) translate (14.894cm 15.37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4" draw:style-name="dp1" draw:master-page-name="Default">
        <draw:frame draw:style-name="gr154" draw:text-style-name="P2" draw:layer="layout" svg:width="24.936cm" svg:height="17.554cm" svg:x="1cm" svg:y="2.2cm">
          <draw:image xlink:href="Pictures/100000000000050000000377E9643602.jpg" xlink:type="simple" xlink:show="embed" xlink:actuate="onLoad">
            <text:p/>
          </draw:image>
          <draw:glue-point draw:id="4" svg:x="-2.975cm" svg:y="3.651cm"/>
          <draw:glue-point draw:id="5" svg:x="-4.806cm" svg:y="0.056cm"/>
          <draw:glue-point draw:id="6" svg:x="-1.413cm" svg:y="0.785cm"/>
        </draw:frame>
        <draw:polyline draw:style-name="gr155" draw:text-style-name="P2" draw:id="id107" draw:layer="layout" svg:width="12.24cm" svg:height="14.042cm" draw:transform="rotate (-1.57079632679579) translate (20.0619999998951cm 5.726999999961cm)" svg:viewBox="0 0 12241 14043" draw:points="6600,-38874 0,-37944 0,-30006 6658,-30006 6629,-26081 12241,-26110 12241,-40124 6629,-39397">
          <text:p/>
        </draw:polyline>
        <draw:connector draw:style-name="gr156" draw:text-style-name="P2" draw:layer="layout" draw:type="line" svg:x1="13.04cm" svg:y1="5.727cm" svg:x2="13.04cm" svg:y2="5.727cm" draw:start-shape="id107" draw:end-shape="id107" svg:d="m13040 5727">
          <text:p/>
        </draw:connector>
        <draw:line draw:style-name="gr155" draw:text-style-name="P2" draw:layer="layout" svg:x1="9.944cm" svg:y1="12.385cm" svg:x2="19.423cm" svg:y2="12.356cm">
          <text:p/>
        </draw:line>
        <draw:custom-shape draw:style-name="gr157" draw:text-style-name="P2" draw:layer="layout" svg:width="0.436cm" svg:height="0.408cm" svg:x="0.233cm" svg:y="20.9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7.678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9.74cm" svg:y="5.5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9.74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5.844cm" svg:y="12.1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5.844cm" svg:y="17.7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1.805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7.998cm" svg:y="17.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9.8cm" svg:y="17.7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6.835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9.16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2" draw:layer="layout" svg:width="0.436cm" svg:height="0.408cm" svg:x="18.579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page>
      <draw:page draw:name="page15" draw:style-name="dp1" draw:master-page-name="Default">
        <draw:rect draw:style-name="gr1" draw:text-style-name="P7" draw:id="id116" draw:layer="layout" svg:width="0.96cm" svg:height="3.492cm" draw:transform="rotate (3.1415926535892) translate (12.758cm 8.086cm)">
          <text:p text:style-name="P7"><text:span text:style-name="T3">Gas Cooler</text:span></text:p>
        </draw:rect>
        <draw:custom-shape draw:style-name="gr17" draw:text-style-name="P2" draw:id="id110" draw:layer="layout" svg:width="0.596cm" svg:height="0.554cm" svg:x="11.972cm" svg:y="15.194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109">
          <draw:circle draw:style-name="gr158" draw:text-style-name="P5" draw:layer="layout" svg:width="1.661cm" svg:height="1.661cm" svg:x="7.327cm" svg:y="8.532cm">
            <text:p/>
          </draw:circle>
          <draw:line draw:style-name="gr159" draw:text-style-name="P5" draw:layer="layout" svg:x1="8.751cm" svg:y1="8.77cm" svg:x2="7.413cm" svg:y2="8.992cm">
            <text:p/>
          </draw:line>
          <draw:line draw:style-name="gr160" draw:text-style-name="P5" draw:layer="layout" svg:x1="7.377cm" svg:y1="9.651cm" svg:x2="8.8cm" svg:y2="9.888cm">
            <text:p/>
          </draw:line>
        </draw:g>
        <draw:g draw:id="id111">
          <draw:circle draw:style-name="gr161" draw:text-style-name="P5" draw:layer="layout" svg:width="-1.661cm" svg:height="-1.661cm" svg:x="13.113cm" svg:y="12.643cm">
            <text:p/>
          </draw:circle>
          <draw:line draw:style-name="gr162" draw:text-style-name="P5" draw:layer="layout" svg:x1="11.689cm" svg:y1="12.405cm" svg:x2="13.027cm" svg:y2="12.183cm">
            <text:p/>
          </draw:line>
          <draw:line draw:style-name="gr163" draw:text-style-name="P5" draw:layer="layout" svg:x1="13.063cm" svg:y1="11.524cm" svg:x2="11.64cm" svg:y2="11.287cm">
            <text:p/>
          </draw:line>
        </draw:g>
        <draw:g draw:id="id108">
          <draw:glue-point draw:id="4" svg:x="-4.945cm" svg:y="-3.918cm"/>
          <draw:glue-point draw:id="5" svg:x="4.94cm" svg:y="-3.299cm"/>
          <draw:custom-shape draw:style-name="gr164" draw:text-style-name="P5" draw:layer="layout" svg:width="1.935cm" svg:height="1.234cm" svg:x="7.188cm" svg:y="5.454cm">
            <text:p/>
            <draw:enhanced-geometry svg:viewBox="0 0 21600 21600" draw:glue-points="10800 0 5400 10800 10800 21600 16200 10800" draw:text-areas="5400 0 16200 10800" draw:type="flowchart-merge" draw:enhanced-path="M 0 0 L 21600 0 10800 21600 0 0 Z N"/>
          </draw:custom-shape>
          <draw:custom-shape draw:style-name="gr165" draw:text-style-name="P5" draw:layer="layout" svg:width="1.935cm" svg:height="2.057cm" svg:x="7.188cm" svg:y="3.397cm">
            <text:p/>
            <draw:enhanced-geometry svg:viewBox="0 0 21600 21600" draw:type="rectangle" draw:enhanced-path="M 0 0 L 21600 0 21600 21600 0 21600 0 0 Z N"/>
          </draw:custom-shape>
        </draw:g>
        <draw:connector draw:style-name="gr21" draw:text-style-name="P2" draw:layer="layout" svg:x1="8.155cm" svg:y1="6.688cm" svg:x2="8.157cm" svg:y2="8.532cm" draw:start-shape="id108" draw:start-glue-point="2" draw:end-shape="id109" draw:end-glue-point="0" svg:d="m8155 6688v948h2v896">
          <text:p/>
        </draw:connector>
        <draw:connector draw:style-name="gr21" draw:text-style-name="P2" draw:layer="layout" svg:x1="8.157cm" svg:y1="10.193cm" svg:x2="11.972cm" svg:y2="15.47cm" draw:start-shape="id109" draw:start-glue-point="2" draw:end-shape="id110" draw:end-glue-point="6" svg:d="m8157 10193v5277h3815">
          <text:p/>
        </draw:connector>
        <draw:custom-shape draw:style-name="gr2" draw:text-style-name="P2" draw:layer="layout" svg:width="1.884cm" svg:height="1.88cm" draw:transform="rotate (3.1415926535892) translate (11.675cm 7.33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2" draw:layer="layout" draw:type="lines" svg:x1="12.269cm" svg:y1="15.194cm" svg:x2="12.282cm" svg:y2="12.643cm" draw:start-shape="id110" draw:start-glue-point="4" draw:end-shape="id111" draw:end-glue-point="2" svg:d="m12269 15194v-602l13-1398v-551">
          <text:p/>
        </draw:connector>
        <draw:rect draw:style-name="gr3" draw:text-style-name="P7" draw:id="id113" draw:layer="layout" svg:width="3.134cm" svg:height="1.496cm" svg:x="8.245cm" svg:y="16.535cm">
          <text:p text:style-name="P3"><text:span text:style-name="T3">Evap</text:span></text:p>
        </draw:rect>
        <draw:g draw:id="id114">
          <draw:custom-shape draw:style-name="gr64" draw:text-style-name="P2" draw:layer="layout" svg:width="0.859cm" svg:height="0.89cm" svg:x="4.965cm" svg:y="9.01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0.86cm" svg:height="-0.888cm" svg:x="5.835cm" svg:y="9.00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5.391cm" svg:y1="17.723cm" svg:x2="8.245cm" svg:y2="17.283cm" draw:start-shape="id112" draw:start-glue-point="2" draw:end-shape="id113" draw:end-glue-point="3" svg:d="m5391 17723v501h1645v-941h1209">
          <text:p/>
        </draw:connector>
        <draw:connector draw:style-name="gr6" draw:text-style-name="P2" draw:layer="layout" svg:x1="5.4cm" svg:y1="9.906cm" svg:x2="5.349cm" svg:y2="11.252cm" draw:start-shape="id114" draw:start-glue-point="2" draw:end-shape="id115" draw:end-glue-point="0" svg:d="m5400 9906v648h-51v698">
          <text:p/>
        </draw:connector>
        <draw:connector draw:style-name="gr65" draw:text-style-name="P2" draw:layer="layout" svg:x1="6.362cm" svg:y1="11.812cm" svg:x2="11.452cm" svg:y2="11.812cm" draw:start-shape="id115" draw:start-glue-point="5" draw:end-shape="id111" draw:end-glue-point="3" svg:d="m6362 11812h5090">
          <text:p/>
        </draw:connector>
        <draw:connector draw:style-name="gr6" draw:text-style-name="P2" draw:layer="layout" svg:x1="12.282cm" svg:y1="10.982cm" svg:x2="12.278cm" svg:y2="8.086cm" draw:start-shape="id111" draw:start-glue-point="0" draw:end-shape="id116" draw:end-glue-point="0" svg:d="m12282 10982v-1473h-4v-1423">
          <text:p/>
        </draw:connector>
        <draw:g draw:id="id112">
          <draw:custom-shape draw:style-name="gr64" draw:text-style-name="P2" draw:layer="layout" svg:width="0.859cm" svg:height="0.89cm" svg:x="4.956cm" svg:y="16.83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2" draw:layer="layout" svg:width="-0.86cm" svg:height="-0.888cm" svg:x="5.826cm" svg:y="16.82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2" draw:layer="layout" svg:x1="5.349cm" svg:y1="14.543cm" svg:x2="5.391cm" svg:y2="15.934cm" draw:start-shape="id115" draw:start-glue-point="2" draw:end-shape="id112" draw:end-glue-point="0" svg:d="m5349 14543v747h42v644">
          <text:p/>
        </draw:connector>
        <draw:connector draw:style-name="gr4" draw:text-style-name="P2" draw:layer="layout" svg:x1="11.379cm" svg:y1="17.283cm" svg:x2="12.269cm" svg:y2="15.748cm" draw:start-shape="id113" draw:start-glue-point="1" draw:end-shape="id110" draw:end-glue-point="8" svg:d="m11379 17283h890v-1535">
          <text:p/>
        </draw:connector>
        <draw:connector draw:style-name="gr6" draw:text-style-name="P2" draw:layer="layout" svg:x1="8.155cm" svg:y1="3.397cm" svg:x2="5.4cm" svg:y2="8.117cm" draw:start-shape="id108" draw:start-glue-point="0" draw:end-shape="id114" draw:end-glue-point="0" svg:d="m8155 3397v-552h-2755v5272">
          <text:p/>
        </draw:connector>
        <draw:frame draw:style-name="gr166" draw:text-style-name="P4" draw:layer="layout" svg:width="1.47cm" svg:height="0.252cm" svg:x="10.992cm" svg:y="4.724cm">
          <draw:text-box>
            <text:p/>
          </draw:text-box>
        </draw:frame>
        <draw:frame draw:style-name="gr166" draw:text-style-name="P4" draw:layer="layout" svg:width="1.47cm" svg:height="0.252cm" svg:x="7.823cm" svg:y="6.913cm">
          <draw:text-box>
            <text:p/>
          </draw:text-box>
        </draw:frame>
        <draw:frame draw:style-name="gr166" draw:text-style-name="P4" draw:layer="layout" svg:width="1.47cm" svg:height="0.252cm" svg:x="7.758cm" svg:y="6.848cm">
          <draw:text-box>
            <text:p/>
          </draw:text-box>
        </draw:frame>
        <draw:frame draw:style-name="gr167" draw:text-style-name="P4" draw:layer="layout" svg:width="1.47cm" svg:height="0.065cm" svg:x="5.08cm" svg:y="6.26cm">
          <draw:text-box>
            <text:p/>
          </draw:text-box>
        </draw:frame>
        <draw:frame draw:style-name="gr166" draw:text-style-name="P4" draw:layer="layout" svg:width="1.47cm" svg:height="0.252cm" svg:x="7.876cm" svg:y="5.999cm">
          <draw:text-box>
            <text:p/>
          </draw:text-box>
        </draw:frame>
        <draw:connector draw:style-name="gr6" draw:text-style-name="P2" draw:layer="layout" svg:x1="12.278cm" svg:y1="4.594cm" svg:x2="9.11cm" svg:y2="3.957cm" draw:start-shape="id116" draw:start-glue-point="2" draw:end-shape="id108" draw:end-glue-point="5" svg:d="m12278 4594v-637h-3168">
          <text:p/>
        </draw:connector>
        <draw:g draw:id="id115">
          <draw:glue-point draw:id="4" svg:x="-4.945cm" svg:y="-3.918cm"/>
          <draw:glue-point draw:id="5" svg:x="4.94cm" svg:y="-3.299cm"/>
          <draw:g>
            <draw:custom-shape draw:style-name="gr168" draw:text-style-name="P5" draw:layer="layout" svg:width="1.935cm" svg:height="1.234cm" svg:x="4.422cm" svg:y="13.309cm">
              <text:p/>
              <draw:enhanced-geometry svg:viewBox="0 0 21600 21600" draw:glue-points="10800 0 5400 10800 10800 21600 16200 10800" draw:text-areas="5400 0 16200 10800" draw:type="flowchart-merge" draw:enhanced-path="M 0 0 L 21600 0 10800 21600 0 0 Z N"/>
            </draw:custom-shape>
            <draw:custom-shape draw:style-name="gr169" draw:text-style-name="P5" draw:layer="layout" svg:width="1.935cm" svg:height="2.057cm" svg:x="4.422cm" svg:y="11.252cm">
              <text:p/>
              <draw:enhanced-geometry svg:viewBox="0 0 21600 21600" draw:type="rectangle" draw:enhanced-path="M 0 0 L 21600 0 21600 21600 0 21600 0 0 Z N"/>
            </draw:custom-shape>
            <draw:frame draw:style-name="gr11" draw:layer="layout" svg:width="2.051cm" svg:height="1.675cm" svg:x="4.324cm" svg:y="11.486cm">
              <draw:text-box>
                <text:p text:style-name="P4">Flash</text:p>
                <text:p text:style-name="P4">Eco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0000" draw:end-color="#0000ff" draw:start-intensity="100%" draw:end-intensity="100%" draw:angle="0" draw:border="0%"/>
    <draw:gradient draw:name="Gradient_20_9" draw:display-name="Gradient 9" draw:style="rectangular" draw:cx="50%" draw:cy="50%" draw:start-color="#0000ff"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15$Build-9379</meta:generator>
    <meta:creation-date>2008-04-15T14:38:07</meta:creation-date>
    <dc:creator>Ian Bell</dc:creator>
    <dc:date>2009-10-06T10:26:22.23</dc:date>
    <dc:language>en-US</dc:language>
    <meta:editing-cycles>27</meta:editing-cycles>
    <meta:editing-duration>PT234H17M13S</meta:editing-duration>
    <meta:document-statistic meta:object-count="590"/>
    <meta:user-defined meta:name="Info 1"/>
    <meta:user-defined meta:name="Info 2"/>
    <meta:user-defined meta:name="Info 3"/>
    <meta:user-defined meta:name="Info 4"/>
  </office:meta>
</office:document-meta>
</file>